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80B100003158A7C32061.wmf"/>
  <manifest:file-entry manifest:media-type="" manifest:full-path="Pictures/2000000700007A2700002D81A76AB56B.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3.457cm"/>
    </style:style>
    <style:style style:name="gr6" style:family="graphic" style:parent-style-name="standard">
      <style:graphic-properties draw:stroke="none" svg:stroke-color="#000000" draw:fill="none" draw:fill-color="#ffffff" draw:auto-grow-height="true" draw:auto-grow-width="false" fo:max-height="0cm" fo:min-height="0.713cm"/>
    </style:style>
    <style:style style:name="gr7" style:family="graphic" style:parent-style-name="standard">
      <style:graphic-properties draw:stroke="none" draw:fill="none" fo:min-height="10.248cm"/>
    </style:style>
    <style:style style:name="gr8" style:family="graphic" style:parent-style-name="standard">
      <style:graphic-properties draw:stroke="none" draw:fill="none" fo:min-height="16.615cm"/>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_20_1-notes">
      <style:graphic-properties draw:fill-color="#ffffff" fo:min-height="13.364cm"/>
    </style:style>
    <style:style style:name="pr5" style:family="presentation" style:parent-style-name="Standard_20_2-notes">
      <style:graphic-properties draw:fill-color="#ffffff" fo:min-height="13.364cm"/>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4" style:family="paragraph">
      <style:paragraph-properties fo:margin-left="0cm" fo:margin-right="0cm" fo:margin-top="0cm" fo:margin-bottom="0cm" fo:text-align="center" fo:text-indent="0cm" style:punctuation-wrap="hanging" style:writing-mode="lr-tb"/>
      <style:text-properties fo:hyphenate="false"/>
    </style:style>
    <style:style style:name="P5" style:family="paragraph">
      <style:paragraph-properties fo:margin-left="0cm" fo:margin-right="0cm" fo:margin-top="0cm" fo:margin-bottom="0cm" fo:text-align="start" fo:text-indent="0cm" style:punctuation-wrap="hanging" style:writing-mode="lr-tb"/>
      <style:text-properties fo:hyphenate="false"/>
    </style:style>
    <style:style style:name="P6" style:family="paragraph">
      <style:paragraph-properties fo:margin-left="0cm" fo:margin-right="0cm" fo:margin-top="0cm" fo:margin-bottom="0cm" fo:text-align="justify" fo:text-indent="0cm" style:punctuation-wrap="hanging" style:writing-mode="lr-tb"/>
      <style:text-properties fo:hyphenate="false"/>
    </style:style>
    <style:style style:name="P7" style:family="paragraph">
      <style:paragraph-properties fo:text-align="center"/>
      <style:text-properties fo:font-size="18pt"/>
    </style:style>
    <style:style style:name="P8" style:family="paragraph">
      <style:paragraph-properties style:text-autospace="none"/>
    </style:style>
    <style:style style:name="P9" style:family="paragraph">
      <style:paragraph-properties style:text-autospace="none"/>
      <style:text-properties fo:color="#1a73e9" fo:font-family="Roboto-Regular" fo:font-size="10.5pt" style:font-family-asian="Roboto-Regular" style:font-size-asian="10.5pt" style:font-family-complex="Roboto-Regular" style:font-size-complex="6pt"/>
    </style:style>
    <style:style style:name="P10" style:family="paragraph">
      <style:paragraph-properties style:text-autospace="none"/>
      <style:text-properties fo:color="#000000" fo:font-family="'Times New Roman'" style:font-family-generic="roman" style:font-pitch="variable" fo:font-size="12pt" style:font-family-asian="RobotoCondensed-Bold" style:font-size-asian="12pt" style:font-family-complex="RobotoCondensed-Bold" style:font-size-complex="12pt"/>
    </style:style>
    <style:style style:name="T1" style:family="text">
      <style:text-properties fo:color="#000000" style:text-line-through-style="none" fo:font-family="'Calibri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color="#000000" style:text-line-through-style="none" fo:font-family="'Calibri Ligh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5" style:family="text">
      <style:text-properties fo:color="#000000" style:text-line-through-style="none" fo:font-family="Calibri"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6"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color="#000000" style:text-line-through-style="none" fo:font-family="Calibri" fo:font-size="13pt" fo:letter-spacing="normal" fo:font-style="italic" style:text-underline-style="none" fo:font-weight="normal" style:font-size-asian="13pt" style:font-style-asian="italic" style:font-weight-asian="normal" style:font-size-complex="13pt" style:font-style-complex="italic" style:font-weight-complex="normal"/>
    </style:style>
    <style:style style:name="T8"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color="#000000" style:text-line-through-style="none" fo:font-family="Calibri"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fo:color="#000000" style:text-line-through-style="none" fo:font-family="RobotoCondensed-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000000" style:text-line-through-style="none" fo:font-family="Calibr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fo:color="#1a73e9" style:text-outline="false" style:text-line-through-style="none" fo:font-family="Roboto-Regular" fo:font-size="10.5pt" fo:font-style="normal" fo:text-shadow="none" style:text-underline-style="none" fo:font-weight="normal" style:letter-kerning="true" style:font-family-asian="Roboto-Regular" style:font-size-asian="10.5pt" style:font-style-asian="normal" style:font-weight-asian="normal" style:font-family-complex="Roboto-Regular" style:font-size-complex="6pt" style:font-style-complex="normal" style:font-weight-complex="normal" style:text-emphasize="none" style:font-relief="none" style:text-overline-style="none" style:text-overline-color="font-color"/>
    </style:style>
    <style:style style:name="T15" style:family="text">
      <style:text-properties fo:color="#000000" fo:font-family="'Times New Roman'" style:font-family-generic="roman" style:font-pitch="variable" fo:font-size="12pt" fo:font-weight="bold" style:font-family-asian="Arial-BoldMT" style:font-size-asian="12pt" style:font-weight-asian="bold" style:font-family-complex="Arial-BoldMT" style:font-size-complex="12pt" style:font-weight-complex="bold"/>
    </style:style>
    <style:style style:name="T16" style:family="text">
      <style:text-properties fo:color="#000000" fo:font-family="'Times New Roman'" style:font-family-generic="roman" style:font-pitch="variable" fo:font-size="12pt" fo:font-weight="bold" style:font-family-asian="RobotoCondensed-Bold" style:font-size-asian="12pt" style:font-weight-asian="bold" style:font-family-complex="RobotoCondensed-Bold" style:font-size-complex="12pt" style:font-weight-complex="bold"/>
    </style:style>
    <style:style style:name="T17" style:family="text">
      <style:text-properties fo:color="#000000" fo:font-family="'Times New Roman'" style:font-family-generic="roman" style:font-pitch="variable" fo:font-size="12pt" style:font-family-asian="RobotoCondensed-Regular" style:font-size-asian="12pt" style:font-family-complex="RobotoCondensed-Regular" style:font-size-complex="12pt"/>
    </style:style>
    <style:style style:name="T18" style:family="text">
      <style:text-properties fo:color="#000000" fo:font-family="'Times New Roman'" style:font-family-generic="roman" style:font-pitch="variable" fo:font-size="12pt" style:font-family-asian="RobotoCondensed-Bold" style:font-size-asian="12pt" style:font-family-complex="RobotoCondensed-Bold"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4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75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re 1" presentation:style-name="pr1" draw:text-style-name="P2" draw:layer="layout" svg:width="25.399cm" svg:height="1.326cm" svg:x="4.233cm" svg:y="3.118cm" presentation:class="title" presentation:user-transformed="true">
          <draw:text-box>
            <text:p text:style-name="P1"><text:span text:style-name="T1">RNCP 37638: Expert en données massives</text:span></text:p>
          </draw:text-box>
        </draw:frame>
        <draw:frame draw:name="Sous-titre 2" presentation:style-name="pr2" draw:text-style-name="P2" draw:layer="layout" svg:width="26.682cm" svg:height="4.598cm" svg:x="3.592cm" svg:y="4.646cm" presentation:class="subtitle" presentation:user-transformed="true">
          <draw:text-box>
            <text:p text:style-name="P1"><text:span text:style-name="T2"><text:s/></text:span><text:span text:style-name="T2">4 blocs de compétences:</text:span></text:p>
            <text:p text:style-name="P1"><text:span text:style-name="T3">1- Piloter la conduite d’un projet data au sein d’une organisation</text:span></text:p>
            <text:p text:style-name="P1"><text:span text:style-name="T3">2- Réaliser la collecte, le stockage et la mise à disposition des données d’un projet data</text:span></text:p>
            <text:p text:style-name="P1"><text:span text:style-name="T3">3- Elaborer et maintenir un entrepôt de données (data warehouse)</text:span></text:p>
            <text:p text:style-name="P1"><text:span text:style-name="T3">4- Encadrer la collecte massive et la mise à disposition des données issues de l’activité de l’organisation avec un data lake</text:span></text:p>
          </draw:text-box>
        </draw:frame>
        <draw:custom-shape draw:name="Sous-titre 2" draw:style-name="gr1" draw:text-style-name="P2" draw:layer="layout" svg:width="11.358cm" svg:height="5.953cm" svg:x="5.882cm" svg:y="10.543cm">
          <text:p text:style-name="P3"><text:span text:style-name="T4">E1- Grilles d’évaluation d’analyse de besoin</text:span></text:p>
          <text:p text:style-name="P3"><text:span text:style-name="T4">E2- Préparation d’un projet data</text:span></text:p>
          <text:p text:style-name="P3"><text:span text:style-name="T4">E3- Lancement d’un projet data</text:span></text:p>
          <text:p text:style-name="P3"><text:span text:style-name="T4">E4- Réalisation d’un service numérique</text:span></text:p>
          <text:p text:style-name="P3"><text:span text:style-name="T4">E5- Mise en place d’un entrepôt de données</text:span></text:p>
          <text:p text:style-name="P3"><text:span text:style-name="T4">E6- Evolution d’un entrepôt de données</text:span></text:p>
          <text:p text:style-name="P3"><text:span text:style-name="T4">E7- Mise en conditions opérationnelles d’un data lake</text:span></text:p>
          <draw:enhanced-geometry svg:viewBox="0 0 21600 21600" draw:type="rectangle" draw:enhanced-path="M 0 0 L 21600 0 21600 21600 0 21600 0 0 Z N"/>
        </draw:custom-shape>
        <draw:custom-shape draw:name="Sous-titre 2" draw:style-name="gr1" draw:text-style-name="P2" draw:layer="layout" svg:width="8.453cm" svg:height="5.726cm" svg:x="19.05cm" svg:y="10.518cm">
          <text:p text:style-name="P3"><text:span text:style-name="T4">Etude de cas</text:span></text:p>
          <text:p text:style-name="P3"><text:span text:style-name="T4">Mise en situation professionnelle</text:span></text:p>
          <text:p text:style-name="P3"><text:span text:style-name="T4">Jeu de rôle</text:span></text:p>
          <text:p text:style-name="P3"><text:span text:style-name="T4">Mise en situation professionnelle</text:span></text:p>
          <text:p text:style-name="P3"><text:span text:style-name="T4">Mise en situation professionnelle</text:span></text:p>
          <text:p text:style-name="P3"><text:span text:style-name="T4">Etude de cas</text:span></text:p>
          <text:p text:style-name="P3"><text:span text:style-name="T4">Mise en situation professionnelle</text:span></text:p>
          <draw:enhanced-geometry svg:viewBox="0 0 21600 21600" draw:type="rectangle" draw:enhanced-path="M 0 0 L 21600 0 21600 21600 0 21600 0 0 Z N"/>
        </draw:custom-shape>
        <draw:custom-shape draw:name="Sous-titre 2" draw:style-name="gr1" draw:text-style-name="P2" draw:layer="layout" svg:width="19.073cm" svg:height="0.892cm" svg:x="6.991cm" svg:y="9.345cm">
          <text:p text:style-name="P3"><text:span text:style-name="T4"><text:s/></text:span><text:span text:style-name="T5">7 rend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1">
        <draw:custom-shape draw:name="Sous-titre 2" draw:style-name="gr1" draw:text-style-name="P2" draw:layer="layout" svg:width="15.513cm" svg:height="16.957cm" svg:x="17.51cm" svg:y="1.694cm">
          <text:p text:style-name="P3"><text:span text:style-name="T6">Bloc 3- Elaborer et maintenir un entrepôt de données (data warehouse)</text:span></text:p>
          <text:p text:style-name="P3"><text:span text:style-name="T7">E5- Mise en place d’un entrepôt de données</text:span></text:p>
          <text:p text:style-name="P3"><text:span text:style-name="T7">E6- Evolution d’un entrepôt de données</text:span></text:p>
          <text:p text:style-name="P3"><text:span text:style-name="T8">E5 C13- Modéliser la structure des données d’un entrepôt de données</text:span></text:p>
          <text:p text:style-name="P3"><text:span text:style-name="T8">E5 C14- Créer un entrepôt de données</text:span></text:p>
          <text:p text:style-name="P3"><text:span text:style-name="T8">E5 C15- Intégrer les ETL nécessaires</text:span></text:p>
          <text:p text:style-name="P3"><text:span text:style-name="T8">E6 C16- Gérer l’entrepôt de données</text:span></text:p>
          <text:p text:style-name="P3"><text:span text:style-name="T8">E6 C17- Implémenter des variations dans les dimensions de l’entrepôt de données</text:span></text:p>
          <text:p text:style-name="P3"><text:span text:style-name="T8"/></text:p>
          <text:p text:style-name="P3"><text:span text:style-name="T6">Bloc 4- Encadrer la collecte massive et la mise à disposition des données issues de l’activité de l’organisation avec un data lake</text:span></text:p>
          <text:p text:style-name="P3"><text:span text:style-name="T7">E7- Mise en conditions opérationnelles d’un data lake</text:span></text:p>
          <text:p text:style-name="P3"><text:span text:style-name="T8">E7 C18- Concevoir l’architecture du data lake</text:span></text:p>
          <text:p text:style-name="P3"><text:span text:style-name="T8">E7 C19- Intégrer les différents composants d’infrastructure</text:span></text:p>
          <text:p text:style-name="P3"><text:span text:style-name="T8">E7 C20- Gérer le catalogue des données</text:span></text:p>
          <text:p text:style-name="P3"><text:span text:style-name="T8">E7 C21- Implémenter des règles de gouvernance des données</text:span></text:p>
          <draw:enhanced-geometry svg:viewBox="0 0 21600 21600" draw:type="rectangle" draw:enhanced-path="M 0 0 L 21600 0 21600 21600 0 21600 0 0 Z N"/>
        </draw:custom-shape>
        <draw:custom-shape draw:name="Sous-titre 2" draw:style-name="gr1" draw:text-style-name="P2" draw:layer="layout" svg:width="33.866cm" svg:height="0.64cm" svg:x="0cm" svg:y="0.719cm">
          <text:p text:style-name="P3"><text:span text:style-name="T5"><text:s/></text:span><text:span text:style-name="T5">21 compétences:</text:span></text:p>
          <draw:enhanced-geometry svg:viewBox="0 0 21600 21600" draw:type="rectangle" draw:enhanced-path="M 0 0 L 21600 0 21600 21600 0 21600 0 0 Z N"/>
        </draw:custom-shape>
        <draw:custom-shape draw:name="Sous-titre 2" draw:style-name="gr1" draw:text-style-name="P2" draw:layer="layout" svg:width="14.698cm" svg:height="16.957cm" svg:x="1.243cm" svg:y="1.694cm">
          <text:p text:style-name="P3"><text:span text:style-name="T6">Bloc 1 - Piloter la conduite d’un projet data au sein d’une organisation</text:span></text:p>
          <text:p text:style-name="P3"><text:span text:style-name="T7">E1- Grilles d’évaluation d’analyse de besoin</text:span></text:p>
          <text:p text:style-name="P3"><text:span text:style-name="T7">E2- Préparation d’un projet data</text:span></text:p>
          <text:p text:style-name="P3"><text:span text:style-name="T7">E3- Lancement d’un projet data</text:span></text:p>
          <text:p text:style-name="P3"><text:span text:style-name="T8">E1/E2 C1- Analyser l’expression d’un besoin data</text:span></text:p>
          <text:p text:style-name="P3"><text:span text:style-name="T8">E2 C2- Cartographier les données disponibles</text:span></text:p>
          <text:p text:style-name="P3"><text:span text:style-name="T8">E2 C3- Concevoir un cadre technique d’exploitation des données</text:span></text:p>
          <text:p text:style-name="P3"><text:span text:style-name="T8">E2 C4- Réaliser une veille technique et réglementaire</text:span></text:p>
          <text:p text:style-name="P3"><text:span text:style-name="T8">E3 C5- Planifier la réalisation d’un projet data</text:span></text:p>
          <text:p text:style-name="P3"><text:span text:style-name="T8">E2/E3 C6- Superviser la réalisation d’un projet data</text:span></text:p>
          <text:p text:style-name="P3"><text:span text:style-name="T8">E3 C7- Communiquer tout au long de la réalisation du projet data</text:span></text:p>
          <text:p text:style-name="P3"><text:span text:style-name="T8"/></text:p>
          <text:p text:style-name="P3"><text:span text:style-name="T6">Bloc 2- Réaliser la collecte, le stockage et la mise à disposition des données d’un projet data</text:span></text:p>
          <text:p text:style-name="P3"><text:span text:style-name="T7">E4- Réalisation d’un service numérique</text:span></text:p>
          <text:p text:style-name="P3"><text:span text:style-name="T8">E4 C8- Automatiser l’extraction de données</text:span></text:p>
          <text:p text:style-name="P3"><text:span text:style-name="T8">E4 C9- Développer des requêtes de type SQL d’extraction de données</text:span></text:p>
          <text:p text:style-name="P3"><text:span text:style-name="T8">E4 C10- Développer des règles d’agrégation de données</text:span></text:p>
          <text:p text:style-name="P3"><text:span text:style-name="T8">E4 C11- Créer une base de données</text:span></text:p>
          <text:p text:style-name="P3"><text:span text:style-name="T8">E4 C12- Partager le jeu de donnée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_20_2">
        <draw:custom-shape draw:name="ZoneTexte 2" draw:style-name="gr3" draw:text-style-name="P2" draw:layer="layout" svg:width="33.866cm" svg:height="1.013cm" svg:x="0cm" svg:y="0.828cm">
          <text:p text:style-name="P4"><text:span text:style-name="T9">E1- Grilles d’évaluation d’analyse de besoin</text:span></text:p>
          <draw:enhanced-geometry svg:viewBox="0 0 21600 21600" draw:type="rectangle" draw:enhanced-path="M 0 0 L 21600 0 21600 21600 0 21600 0 0 Z N"/>
        </draw:custom-shape>
        <draw:custom-shape draw:name="ZoneTexte 4" draw:style-name="gr3" draw:text-style-name="P2" draw:layer="layout" svg:width="13.146cm" svg:height="3.8cm" svg:x="1.223cm" svg:y="2.139cm">
          <text:p text:style-name="P5"><text:span text:style-name="T10">Contenu :</text:span></text:p>
          <text:p text:style-name="P5"><text:span text:style-name="T8">L’évaluation doit se faire dans le cadre d’une étude de cas réelle ou fictive sur la base de l’expression d’un besoin data, de l’organigramme de l’entreprise et des activités métiers associées. Le but de cette étude de cas est de donner à voir à travers les outils que sont les grilles d’entretien, la démarche générale d’analyse de besoin menée par le·la candidat·e</text:span></text:p>
          <draw:enhanced-geometry svg:viewBox="0 0 21600 21600" draw:type="rectangle" draw:enhanced-path="M 0 0 L 21600 0 21600 21600 0 21600 0 0 Z N"/>
        </draw:custom-shape>
        <draw:custom-shape draw:name="ZoneTexte 6" draw:style-name="gr3" draw:text-style-name="P2" draw:layer="layout" svg:width="13.146cm" svg:height="4.307cm" svg:x="1.176cm" svg:y="6.941cm">
          <text:p text:style-name="P5"><text:span text:style-name="T10">Le/la candidat(e) doit :</text:span></text:p>
          <text:p text:style-name="P5"><text:span text:style-name="T8">● </text:span><text:span text:style-name="T8">réaliser une grille pour les entretiens métiers des usagers qui produisent la donnée ;</text:span></text:p>
          <text:p text:style-name="P5"><text:span text:style-name="T8">● </text:span><text:span text:style-name="T8">réaliser une grille pour les entretiens métiers des usagers qui exploitent la donnée (ou ceux qui</text:span></text:p>
          <text:p text:style-name="P5"><text:span text:style-name="T8">seront amenés à le faire).</text:span></text:p>
          <text:p text:style-name="P5"><text:span text:style-name="T11">Livrables</text:span><text:span text:style-name="T8"> : les grilles d’entretien</text:span></text:p>
          <text:p text:style-name="P5"><text:span text:style-name="T11">Évaluation</text:span><text:span text:style-name="T8"> : correction des grilles et présentation orale individuelle</text:span></text:p>
          <draw:enhanced-geometry svg:viewBox="0 0 21600 21600" draw:type="rectangle" draw:enhanced-path="M 0 0 L 21600 0 21600 21600 0 21600 0 0 Z N"/>
        </draw:custom-shape>
        <draw:custom-shape draw:name="ZoneTexte 8" draw:style-name="gr3" draw:text-style-name="P2" draw:layer="layout" svg:width="12.652cm" svg:height="3.293cm" svg:x="1.176cm" svg:y="12.255cm">
          <text:p text:style-name="P5"><text:span text:style-name="T10">Compétence(s) visée(s)</text:span></text:p>
          <text:p text:style-name="P5"><text:span text:style-name="T8">C1. Analyser l’expression d’un besoin de projet data dans une étude de faisabilité en explorant, à l’aune des enjeux stratégiques de l’organisation, le besoin métier avec les parties prenantes pour valider les orientations et sélectionner les hypothèses techniques du projet avec le ou les commanditaire(s).</text:span></text:p>
          <draw:enhanced-geometry svg:viewBox="0 0 21600 21600" draw:type="rectangle" draw:enhanced-path="M 0 0 L 21600 0 21600 21600 0 21600 0 0 Z N"/>
        </draw:custom-shape>
        <draw:custom-shape draw:name="ZoneTexte 10" draw:style-name="gr3" draw:text-style-name="P2" draw:layer="layout" svg:width="17.144cm" svg:height="14.954cm" svg:x="15.005cm" svg:y="1.854cm">
          <text:p text:style-name="P5"><text:span text:style-name="T10">Critères d’évaluation:</text:span></text:p>
          <text:p text:style-name="P5"><text:span text:style-name="T10">C1</text:span></text:p>
          <text:p text:style-name="P5"><text:span text:style-name="T8">Les grilles d’entretiens questionnent les activités métiers impliquées dans le projet data</text:span></text:p>
          <text:p text:style-name="P5"><text:span text:style-name="T8">Les grilles d’entretiens questionnent la caractérisation des données impliquées, des métadonnées, des accès, des stockages et des traitements appliqués.</text:span></text:p>
          <text:p text:style-name="P5"><text:span text:style-name="T8">La note de synthèse rend compte du questionnement et de l’analyse du besoin, du périmètre fonctionnel du projet, des moyens disponibles, de la faisabilité et de la gouvernance de la donnée liée au projet.</text:span></text:p>
          <text:p text:style-name="P5"><text:span text:style-name="T8">La note de synthèse est organisée, par exemple selon le plan suivant :</text:span></text:p>
          <text:p text:style-name="P5"><text:span text:style-name="T8">1. intro : rappel du contexte, enjeux du projet, reformulation de l’expression de besoin initiale, annonce du plan</text:span></text:p>
          <text:p text:style-name="P5"><text:span text:style-name="T8">2. objectifs et périmètre fonctionnel du projet</text:span></text:p>
          <text:p text:style-name="P5"><text:span text:style-name="T8">3. étude d’opportunités :</text:span></text:p>
          <text:p text:style-name="P5"><text:span text:style-name="T8">a. synthèse des informations issues des entretiens métier au regard des objectifs du projet :</text:span></text:p>
          <text:p text:style-name="P5"><text:span text:style-name="T8">opportunités ? Contraintes ?</text:span></text:p>
          <text:p text:style-name="P5"><text:span text:style-name="T8">b. benchmark des solutions et projets existants dans le périmètre fonctionnel visé</text:span></text:p>
          <text:p text:style-name="P5"><text:span text:style-name="T8">4. étude de la faisabilité : rapport objectifs, qualité, coûts, délais, moyens mobilisables.</text:span></text:p>
          <text:p text:style-name="P5"><text:span text:style-name="T8">5. conclusions : analyse RICE</text:span></text:p>
          <text:p text:style-name="P5"><text:span text:style-name="T8">Les objectifs du projet sont rédigés selon la méthode SMART</text:span></text:p>
          <text:p text:style-name="P5"><text:span text:style-name="T8">Le cadrage projet reprend et complète la note de synthèse :</text:span></text:p>
          <text:p text:style-name="P5"><text:span text:style-name="T8">hypothèses et préconisations macro de solutions techniques,</text:span></text:p>
          <text:p text:style-name="P5"><text:span text:style-name="T8">évaluation des aménagements à implémenter pour l’accessibilité du projet dans sa réalisation et dans l’utilisation future de ses produits, les actions pour la mise en conformité avec le RGPD.</text:span></text:p>
          <text:p text:style-name="P5"><text:span text:style-name="T8">L’effort d’accessibilité tout au long du projet est anticipé dans l’avant-projet, concernant :</text:span></text:p>
          <text:p text:style-name="P5"><text:span text:style-name="T8">- la réalisation du projet : adaptation des postes de travail de l’équipe technique,</text:span></text:p>
          <text:p text:style-name="P5"><text:span text:style-name="T8">- les utilisateurs finaux : adaptation des interfaces homme-machine des outils et des supports techniques (documentations, communications…).</text:span></text:p>
          <text:p text:style-name="P5"><text:span text:style-name="T8">L'avant-projet liste les actions techniques et non-techniques à mener tout au long du projet pour assurer la conformité du projet avec le RGPD.</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tandard_20_2">
        <draw:custom-shape draw:name="ZoneTexte 2" draw:style-name="gr3" draw:text-style-name="P2" draw:layer="layout" svg:width="33.866cm" svg:height="1.013cm" svg:x="0cm" svg:y="0.828cm">
          <text:p text:style-name="P4"><text:span text:style-name="T9">E2- Préparation d’un projet data</text:span></text:p>
          <draw:enhanced-geometry svg:viewBox="0 0 21600 21600" draw:type="rectangle" draw:enhanced-path="M 0 0 L 21600 0 21600 21600 0 21600 0 0 Z N"/>
        </draw:custom-shape>
        <draw:custom-shape draw:name="ZoneTexte 4" draw:style-name="gr3" draw:text-style-name="P2" draw:layer="layout" svg:width="13.334cm" svg:height="4.307cm" svg:x="1.223cm" svg:y="2.139cm">
          <text:p text:style-name="P5"><text:span text:style-name="T10">Contenu :</text:span></text:p>
          <text:p text:style-name="P5"><text:span text:style-name="T8">L’évaluation doit se faire dans un contexte de projet data réel ou fictif d’une entreprise et des éléments de preuves de la réalisation du projet. La mise en situation a pour but de confronter le ou la candidat/e à un besoin data rencontré par une organisation à laquelle il ou elle devra répondre dans son intégralité. Selon la situation choisie, cette évaluation pourra intégrer les éléments d'infrastructure technique associés (fusion alors</text:span></text:p>
          <text:p text:style-name="P5"><text:span text:style-name="T8">avec E6) ou se limiter à la dimension de pilotage du projet.</text:span></text:p>
          <draw:enhanced-geometry svg:viewBox="0 0 21600 21600" draw:type="rectangle" draw:enhanced-path="M 0 0 L 21600 0 21600 21600 0 21600 0 0 Z N"/>
        </draw:custom-shape>
        <draw:custom-shape draw:name="ZoneTexte 6" draw:style-name="gr3" draw:text-style-name="P2" draw:layer="layout" svg:width="13.146cm" svg:height="7.856cm" svg:x="1.223cm" svg:y="6.785cm">
          <text:p text:style-name="P5"><text:span text:style-name="T10">Le/la candidat(e) doit :</text:span></text:p>
          <text:p text:style-name="P5"><text:span text:style-name="T8">● </text:span><text:span text:style-name="T8">rédiger une note de synthèse sur la compréhension du besoin data ;</text:span></text:p>
          <text:p text:style-name="P5"><text:span text:style-name="T8">● </text:span><text:span text:style-name="T8">formaliser l’avant-projet dans un support adapté ;</text:span></text:p>
          <text:p text:style-name="P5"><text:span text:style-name="T8">● </text:span><text:span text:style-name="T8">produire une topographie des données disponibles et nécessaires au projet data ;</text:span></text:p>
          <text:p text:style-name="P5"><text:span text:style-name="T8">● </text:span><text:span text:style-name="T8">mener l’étude technique d’architecture du projet data ;</text:span></text:p>
          <text:p text:style-name="P5"><text:span text:style-name="T8">● </text:span><text:span text:style-name="T8">rédiger un bilan opérationnel et financier du projet ;</text:span></text:p>
          <text:p text:style-name="P5"><text:span text:style-name="T8">● </text:span><text:span text:style-name="T8">synthétiser un retour d’expérience sur les problèmes rencontrés et arbitrages menés tout au long du projet ;</text:span></text:p>
          <text:p text:style-name="P5"><text:span text:style-name="T8">● </text:span><text:span text:style-name="T8">communiquer un bulletin d’informations sur une thématique technique du projet rendant compte du travail de veille réalisé.</text:span></text:p>
          <text:p text:style-name="P5"><text:span text:style-name="T11">Livrable</text:span><text:span text:style-name="T8"> : rapport professionnel (10 à 15 pages)</text:span></text:p>
          <text:p text:style-name="P5"><text:span text:style-name="T11">Évaluation</text:span><text:span text:style-name="T8"> :</text:span></text:p>
          <text:p text:style-name="P5"><text:span text:style-name="T8">● </text:span><text:span text:style-name="T8">Correction du rapport professionnel</text:span></text:p>
          <text:p text:style-name="P5"><text:span text:style-name="T8">● </text:span><text:span text:style-name="T8">soutenance orale (20 min)</text:span></text:p>
          <draw:enhanced-geometry svg:viewBox="0 0 21600 21600" draw:type="rectangle" draw:enhanced-path="M 0 0 L 21600 0 21600 21600 0 21600 0 0 Z N"/>
        </draw:custom-shape>
        <draw:custom-shape draw:name="ZoneTexte 8" draw:style-name="gr3" draw:text-style-name="P2" draw:layer="layout" svg:width="16.862cm" svg:height="11.405cm" svg:x="15.781cm" svg:y="2.297cm">
          <text:p text:style-name="P5"><text:span text:style-name="T10">Compétence(s) visée(s)</text:span></text:p>
          <text:p text:style-name="P5"><text:span text:style-name="T10"/></text:p>
          <text:p text:style-name="P5"><text:span text:style-name="T8">C1. Analyser l’expression d’un besoin de projet data dans une étude de faisabilité en explorant, à l’aune des enjeux stratégiques de l’organisation, le besoin métier avec les parties prenantes pour valider les orientations et sélectionner les hypothèses techniques du projet avec le ou les commanditaire(s).</text:span></text:p>
          <text:p text:style-name="P5"><text:span text:style-name="T8"/></text:p>
          <text:p text:style-name="P5"><text:span text:style-name="T8">C2. Cartographier les données disponibles en référençant les usages, les sources, les métadonnées et les données afin de valider les hypothèses techniques du projet data.</text:span></text:p>
          <text:p text:style-name="P5"><text:span text:style-name="T8"/></text:p>
          <text:p text:style-name="P5"><text:span text:style-name="T8">C3. Concevoir un cadre technique d’exploitation des données en analysant les contraintes techniques, de moyens et la cartographie des données afin de définir une réponse technique adaptée aux ressources mobilisables dans le respect du RGPD et d’une démarche éco-responsable.</text:span></text:p>
          <text:p text:style-name="P5"><text:span text:style-name="T8"/></text:p>
          <text:p text:style-name="P5"><text:span text:style-name="T8">C4. Réaliser une veille technique et réglementaire en sélectionnant des sources et en collectant et traitant les informations collectées afin de formuler des recommandations projet toujours en phase avec l’état de l’art.</text:span></text:p>
          <text:p text:style-name="P5"><text:span text:style-name="T8"/></text:p>
          <text:p text:style-name="P5"><text:span text:style-name="T8">C6. Superviser la réalisation d’un projet data en organisant les méthodes, les outils de travail et la communication entre les parties prenantes, afin d’accompagner les membres de l’équipe dans la réussite du proje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tandard_20_2">
        <draw:custom-shape draw:name="ZoneTexte 4" draw:style-name="gr3" draw:text-style-name="P2" draw:layer="layout" svg:width="31.185cm" svg:height="15.968cm" svg:x="1.505cm" svg:y="0.695cm">
          <text:p text:style-name="P5"><text:span text:style-name="T10">Critères d’évaluation:</text:span></text:p>
          <text:p text:style-name="P5"><text:span text:style-name="T10"/></text:p>
          <text:p text:style-name="P5"><text:span text:style-name="T10">C2</text:span></text:p>
          <text:p text:style-name="P5"><text:span text:style-name="T8">La topographie des données est complète, respectant la structuration suivante en quatre parties :</text:span></text:p>
          <text:p text:style-name="P5"><text:span text:style-name="T8">- La sémantique : les métadonnées des données et les objets métier propres à l’organisation dans un glossaire métier.</text:span></text:p>
          <text:p text:style-name="P5"><text:span text:style-name="T8">- Les modèles de données : la façon dont les données sont modélisées et stockées dans les différents systèmes (structurées, semi structurées ou non structurées).</text:span></text:p>
          <text:p text:style-name="P5"><text:span text:style-name="T8">- les traitements et les flux de données : les informations importantes sur les méthodes de transformation, de manipulation et de traitement des données à travers les différents SI de l’organisation.</text:span></text:p>
          <text:list text:style-name="L2">
            <text:list-item>
              <text:p text:style-name="P5"><text:span text:style-name="T8">la mise à disposition, les accès et les conditions d’utilisation des données.</text:span></text:p>
            </text:list-item>
          </text:list>
          <text:p text:style-name="P5"><text:span text:style-name="T8"/></text:p>
          <text:p text:style-name="P5"><text:span text:style-name="T10">C3</text:span></text:p>
          <text:p text:style-name="P5"><text:span text:style-name="T8">L’étude technique rend compte de l’ensemble des éléments suivants :</text:span></text:p>
          <text:p text:style-name="P5"><text:span text:style-name="T8">- L’analyse fonctionnelle : Que fait le système décrit ? Quelles sont les contraintes métiers qui auront un impact sur l’architecture ?</text:span></text:p>
          <text:p text:style-name="P5"><text:span text:style-name="T8">- Les besoins non-fonctionnels (outils et contraintes techniques)</text:span></text:p>
          <text:p text:style-name="P5"><text:span text:style-name="T8">- La représentation fonctionnelle</text:span></text:p>
          <text:p text:style-name="P5"><text:span text:style-name="T8">- La représentation applicative</text:span></text:p>
          <text:p text:style-name="P5"><text:span text:style-name="T8">- La représentation d’infrastructure</text:span></text:p>
          <text:p text:style-name="P5"><text:span text:style-name="T8">- La représentation opérationnelle</text:span></text:p>
          <text:p text:style-name="P5"><text:span text:style-name="T8">- Les décisions d’architecture : documentation des choix techniques effectués</text:span></text:p>
          <text:p text:style-name="P5"><text:span text:style-name="T8">- Les processus de mise en conformité RGPD (registre des données personnelles, traitements des tris et suppressions, etc.)</text:span></text:p>
          <text:p text:style-name="P5"><text:span text:style-name="T8">- La stratégie d’éco-responsabilité selon le référentiel général d’éco-conception des services numériques du gouvernement1</text:span></text:p>
          <text:p text:style-name="P5"><text:span text:style-name="T8">- Les risques et les coûts</text:span></text:p>
          <text:p text:style-name="P5"><text:span text:style-name="T8">Les choix techniques d’architecture prennent en compte et respectent les objectifs du projet data les moyens mobilisables.</text:span></text:p>
          <text:p text:style-name="P5"><text:span text:style-name="T8">L’accessibilité des livrables du projet est anticipée et des solutions d'adaptation de poste de travail sont proposées quand cela est nécessaire.</text:span></text:p>
          <text:p text:style-name="P5"><text:span text:style-name="T8">La représentation applicative contient une matrice des flux.</text:span></text:p>
          <text:p text:style-name="P5"><text:span text:style-name="T8">La matrice des flux permet la qualification des flux de données concernées par le projet.</text:span></text:p>
          <text:p text:style-name="P5"><text:span text:style-name="T8">Les choix dans l’étude technique d’architecture s'appuient sur les ressources techniques et matériels du SI directement mobilisables pour le projet.</text:span></text:p>
          <text:p text:style-name="P5"><text:span text:style-name="T8">Le choix des éventuels prestataires techniques intègre le paramètre d’adoption d’une démarche d’éco-responsabilité chez le ou les prestataires.</text:span></text:p>
          <text:p text:style-name="P5"><text:span text:style-name="T8">Le choix des outils et services techniques concourent au respect de la stratégie d’éco-conception du projet</text:span></text:p>
          <text:p text:style-name="P5"><text:span text:style-name="T8">L‘étude technique d’architecture définit et illustre les processus nécessaires à implémenter lors de la réalisation du projet pour la conformité avec le RGPD</text:span></text:p>
          <text:p text:style-name="P5"><text:span text:style-name="T8">Les processus de conformité définis par l’étude technique d’architecture sont conformes au RGPD</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_20_2">
        <draw:custom-shape draw:name="ZoneTexte 2" draw:style-name="gr3" draw:text-style-name="P2" draw:layer="layout" svg:width="32.031cm" svg:height="11.405cm" svg:x="1.011cm" svg:y="0.696cm">
          <text:p text:style-name="P5"><text:span text:style-name="T10">C4</text:span></text:p>
          <text:p text:style-name="P5"><text:span text:style-name="T8">La thématique de veille choisie porte sur un outil et/ou une réglementation mobilisée dans la mise en situation.</text:span></text:p>
          <text:p text:style-name="P5"><text:span text:style-name="T8">Les temps de veille sont planifiés régulièrement (à minima une récurrence d’une heure hebdomadaire)</text:span></text:p>
          <text:p text:style-name="P5"><text:span text:style-name="T8">le choix des outils d’agrégation est cohérent avec les sources d’informations visées et le budget disponible (flux RSS, flux réseaux sociaux, agrégation newsletter, etc)</text:span></text:p>
          <text:p text:style-name="P5"><text:span text:style-name="T8">Les synthèses sont communiqués aux parties prenantes dans un format qui respecte les recommandations d’accessibilité (par exemples celles de l’association Valentin Haüy ou de Atalan - AcceDe).</text:span></text:p>
          <text:p text:style-name="P5"><text:span text:style-name="T8">Les informations partagées dans la synthèse répondent à la thématique de veille choisie.</text:span></text:p>
          <text:p text:style-name="P5"><text:span text:style-name="T8">Les sources et flux identifiés répondent aux critères de fiabilité :</text:span></text:p>
          <text:p text:style-name="P5"><text:span text:style-name="T8">- L’auteur de la page est identifié</text:span></text:p>
          <text:list text:style-name="L2">
            <text:list-item>
              <text:p text:style-name="P5"><text:span text:style-name="T8">Des informations sur l’auteur sont disponibles et confirment ses compétences, sa notoriété et l’absence d’intérêts personnels</text:span></text:p>
            </text:list-item>
          </text:list>
          <text:p text:style-name="P5"><text:span text:style-name="T8">- l’analyse du contenu est valable (date de publication récente, sources de l'information indiquées, niveau de langue correct),</text:span></text:p>
          <text:p text:style-name="P5"><text:span text:style-name="T8">- la source (site) ou le document est structuré</text:span></text:p>
          <text:p text:style-name="P5"><text:span text:style-name="T8">- les sources (sites) ou documents respectant les normes d'accessibilités sont privilégiés.</text:span></text:p>
          <text:list text:continue-numbering="true" text:style-name="L2">
            <text:list-item>
              <text:p text:style-name="P5"><text:span text:style-name="T8">l’information peut être confirmée par d’autres sites de confiance</text:span></text:p>
            </text:list-item>
          </text:list>
          <text:p text:style-name="P5"><text:span text:style-name="T8"/></text:p>
          <text:p text:style-name="P5"><text:span text:style-name="T10">C6</text:span></text:p>
          <text:p text:style-name="P5"><text:span text:style-name="T8">L’animation des échanges est adaptée à l’information à transmettre : les supports et les modalités d’animation sont adaptés aux besoins de communication.</text:span></text:p>
          <text:p text:style-name="P5"><text:span text:style-name="T8">Toutes les personnes concernées sont impliquées dans les échanges.</text:span></text:p>
          <text:p text:style-name="P5"><text:span text:style-name="T8">Le contenu et le discours sont adaptés au public et au contexte des échanges.</text:span></text:p>
          <text:p text:style-name="P5"><text:span text:style-name="T8">Les outils de suivi sont configurés et accessibles à toutes les parties prenantes.</text:span></text:p>
          <text:p text:style-name="P5"><text:span text:style-name="T8">Les outils de suivi respectant les normes d'accessibilité (par exemple : RGAA) sont privilégiés.</text:span></text:p>
          <text:p text:style-name="P5"><text:span text:style-name="T8">Les rituels sont documentés : règles de participation et d’organisation aux rituels, planification, etc.</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tandard_20_2">
        <draw:custom-shape draw:name="ZoneTexte 2" draw:style-name="gr3" draw:text-style-name="P2" draw:layer="layout" svg:width="33.866cm" svg:height="1.013cm" svg:x="0cm" svg:y="0.828cm">
          <text:p text:style-name="P4"><text:span text:style-name="T9">E3- Lancement d’un projet data</text:span></text:p>
          <draw:enhanced-geometry svg:viewBox="0 0 21600 21600" draw:type="rectangle" draw:enhanced-path="M 0 0 L 21600 0 21600 21600 0 21600 0 0 Z N"/>
        </draw:custom-shape>
        <draw:custom-shape draw:name="ZoneTexte 4" draw:style-name="gr3" draw:text-style-name="P2" draw:layer="layout" svg:width="13.334cm" svg:height="4.814cm" svg:x="1.223cm" svg:y="2.139cm">
          <text:p text:style-name="P5"><text:span text:style-name="T10">Contenu :</text:span></text:p>
          <text:p text:style-name="P5"><text:span text:style-name="T8">Le/la candidat(e) est mis en situation de documenter et d’animer l'introduction de la réunion de lancement d’un projet data réel ou fictif. Le jeu de rôle a pour but de mettre le candidat dans la posture de chef de projet lors d’une étape clé de cette activité. Cette simulation permettra au candidat ou à la candidate de présenter les documents ressources pour la coordination de projet, leurs usages, ainsi que de montrer au jury la mise en œuvre du travail de collaboration et de communication (interne et externe).</text:span></text:p>
          <draw:enhanced-geometry svg:viewBox="0 0 21600 21600" draw:type="rectangle" draw:enhanced-path="M 0 0 L 21600 0 21600 21600 0 21600 0 0 Z N"/>
        </draw:custom-shape>
        <draw:custom-shape draw:name="ZoneTexte 6" draw:style-name="gr3" draw:text-style-name="P2" draw:layer="layout" svg:width="13.146cm" svg:height="6.335cm" svg:x="1.223cm" svg:y="7.298cm">
          <text:p text:style-name="P5"><text:span text:style-name="T10">Le/la candidat(e) doit :</text:span></text:p>
          <text:p text:style-name="P5"><text:span text:style-name="T8">soutenir à l’oral l’avant-projet ;</text:span></text:p>
          <text:p text:style-name="P5"><text:span text:style-name="T8">● </text:span><text:span text:style-name="T8">présenter la feuille de route (roadmap) du projet ;</text:span></text:p>
          <text:p text:style-name="P5"><text:span text:style-name="T8">● </text:span><text:span text:style-name="T8">présenter le calendrier de production du projet et les périmètres de chacun;</text:span></text:p>
          <text:p text:style-name="P5"><text:span text:style-name="T8">● </text:span><text:span text:style-name="T8">présenter la méthode de suivi de l’avancement du projet et les outils et rituels associés ;</text:span></text:p>
          <text:p text:style-name="P5"><text:span text:style-name="T8">● </text:span><text:span text:style-name="T8">partager la stratégie de communication interne sur le projet</text:span></text:p>
          <text:p text:style-name="P5"><text:span text:style-name="T11">Livrables</text:span><text:span text:style-name="T8"> : Le support de la présentation et les documents associés (avant-projet, feuille de route, calendrier, stratégie de communication)</text:span></text:p>
          <text:p text:style-name="P5"><text:span text:style-name="T11">Évaluation</text:span><text:span text:style-name="T8"> : correction documentation fournie et jeu de rôle. Simulation de l’introduction de la réunion de lancement.</text:span><text:span text:style-name="T10"> </text:span></text:p>
          <draw:enhanced-geometry svg:viewBox="0 0 21600 21600" draw:type="rectangle" draw:enhanced-path="M 0 0 L 21600 0 21600 21600 0 21600 0 0 Z N"/>
        </draw:custom-shape>
        <draw:custom-shape draw:name="ZoneTexte 8" draw:style-name="gr3" draw:text-style-name="P2" draw:layer="layout" svg:width="16.862cm" svg:height="6.842cm" svg:x="15.781cm" svg:y="2.297cm">
          <text:p text:style-name="P5"><text:span text:style-name="T10">Compétence(s) visée(s)</text:span></text:p>
          <text:p text:style-name="P5"><text:span text:style-name="T8">C5. Planifier la réalisation d’un projet data en attribuant les moyens nécessaires et en définissant les étapes de réalisation et les méthodes de suivi du projet afin de d’organiser sa mise en œuvre</text:span></text:p>
          <text:p text:style-name="P5"><text:span text:style-name="T8"/></text:p>
          <text:p text:style-name="P5"><text:span text:style-name="T8">C6. Superviser la réalisation d’un projet data en organisant les méthodes, les outils de travail et la communication entre les parties prenantes, afin d’accompagner les membres de l’équipe dans la réussite du projet</text:span></text:p>
          <text:p text:style-name="P5"><text:span text:style-name="T8"/></text:p>
          <text:p text:style-name="P5"><text:span text:style-name="T8">C7. Communiquer tout au long de la réalisation du projet data sur les orientations, les réalisations et leurs impacts en élaborant la stratégie et les supports de communication afin d’informer toutes les parties prenantes des évolutions ou des opportunités internes comme externes, portés par le proje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tandard_20_2">
        <draw:custom-shape draw:name="ZoneTexte 3" draw:style-name="gr3" draw:text-style-name="P2" draw:layer="layout" svg:width="31.185cm" svg:height="17.999cm" svg:x="1.505cm" svg:y="0.695cm">
          <text:p text:style-name="P5"><text:span text:style-name="T10">Critères d’évaluation:</text:span></text:p>
          <text:p text:style-name="P5"><text:span text:style-name="T10">C5</text:span></text:p>
          <text:p text:style-name="P5"><text:span text:style-name="T8">- La préconisation de composition d’équipe couvre en compétences les besoins nécessaires à la réalisation du projet.</text:span></text:p>
          <text:p text:style-name="P5"><text:span text:style-name="T8">L'équipe projet est composée selon les compétences nécessaires à la réalisation du projet et prend en compte le budget affecté</text:span></text:p>
          <text:p text:style-name="P5"><text:span text:style-name="T8">Les moyens financiers alloués correspondent au budget prévisionnel du projet</text:span></text:p>
          <text:p text:style-name="P5"><text:span text:style-name="T8">La feuille de route est découpée en grandes étapes de réalisation du projet</text:span></text:p>
          <text:p text:style-name="P5"><text:span text:style-name="T8">Les grandes étapes de la feuille de route respectent les ensembles fonctionnels du projet</text:span></text:p>
          <text:p text:style-name="P5"><text:span text:style-name="T8">Le calendrier rend compte</text:span></text:p>
          <text:p text:style-name="P5"><text:span text:style-name="T8">- des tâches et livrables attendus et dates d’échéance associées</text:span></text:p>
          <text:p text:style-name="P5"><text:span text:style-name="T8">- de l’attribution des ressources</text:span></text:p>
          <text:p text:style-name="P5"><text:span text:style-name="T8">- de la pondération des efforts nécessaires à la réalisation des tâches</text:span></text:p>
          <text:p text:style-name="P5"><text:span text:style-name="T8">- des rituels d’animation du travail collaboratif de l’équipe projet</text:span></text:p>
          <text:p text:style-name="P5"><text:span text:style-name="T8">Le suivi du calendrier permet d’atteindre les objectifs du projet en respectant les contraintes.</text:span></text:p>
          <text:p text:style-name="P5"><text:span text:style-name="T8">L’attribution des ressources est cohérente avec la répartition des compétences au sein des membres de l’équipe</text:span></text:p>
          <text:p text:style-name="P5"><text:span text:style-name="T8">La pondération est réalisée selon une méthode choisie et partagée avec l’équipe (poker planning, méthode de l’unité équivalente, etc)</text:span></text:p>
          <text:p text:style-name="P5"><text:span text:style-name="T8">Le paramétrage des outils de suivi est cohérent avec les délais et les attributions de missions du planning.</text:span></text:p>
          <text:p text:style-name="P5"><text:span text:style-name="T8">Les outils de suivi intègrent les indicateurs de suivi.</text:span></text:p>
          <text:p text:style-name="P5"><text:span text:style-name="T8">Les éléments de planification sont communiqués à l’équipe dans un format qui respecte les recommandations d’accessibilité (par exemples celles de l’association Valentin Haüy ou de Atalan - AcceDe)</text:span></text:p>
          <text:p text:style-name="P5"><text:span text:style-name="T8">L'enchaînement des tâches permet la réalisation de chacune d'entre elles</text:span><text:span text:style-name="T12">.</text:span></text:p>
          <text:p text:style-name="P5"><text:span text:style-name="T10"/></text:p>
          <text:p text:style-name="P5"><text:span text:style-name="T10">C6 </text:span></text:p>
          <text:p text:style-name="P5"><text:span text:style-name="T10">C7</text:span></text:p>
          <text:p text:style-name="P5"><text:span text:style-name="T8">Toutes les étapes de communication du projet sont planifiées : au lancement, à chaque jalon de la feuille de route, pour les démonstrations, à la livraison du projet.</text:span></text:p>
          <text:p text:style-name="P5"><text:span text:style-name="T8">Les supports de communication sont accessibles à toutes les parties prenantes.</text:span></text:p>
          <text:p text:style-name="P5"><text:span text:style-name="T8">Les supports de communications respectent les préconisations de mise en page sur des critères d’accessibilités (par exemples celles de l’association Valentin Haüy ou de Atalan - AcceDe).</text:span></text:p>
          <text:p text:style-name="P5"><text:span text:style-name="T8">Toutes les personnes concernées sont impliquées dans les échanges.</text:span></text:p>
          <text:p text:style-name="P5"><text:span text:style-name="T8">Le contenu et le discours sont adaptés au public et au contexte des échanges.</text:span></text:p>
          <text:p text:style-name="P5"><text:span text:style-name="T8">Les communications présentent les orientations choisies et arbitrages menés pour la réalisation du projet.</text:span></text:p>
          <text:p text:style-name="P5"><text:span text:style-name="T8">Les tâches de production de la documentation utilisateurs sont planifiées et réparties entre les membres de l’équipe.</text:span></text:p>
          <text:p text:style-name="P5"><text:span text:style-name="T8">Les temps d’accompagnement des utilisateurs finaux sont planifiés</text:span><text:span text:style-name="T12">.</text:span></text:p>
          <text:p text:style-name="P5"><text:span text:style-name="T8">Les missions des utilisateurs invités aux temps d’accompagnement sont cohérentes avec la prise en main du livrable visée.</text:span></text:p>
          <text:p text:style-name="P5"><text:span text:style-name="T8">Le recueil des retours des parties prenantes et leur traitement suit un processus qui est intégré à la stratégie de communication du proje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_20_2">
        <draw:custom-shape draw:name="ZoneTexte 2" draw:style-name="gr3" draw:text-style-name="P2" draw:layer="layout" svg:width="33.866cm" svg:height="1.013cm" svg:x="0cm" svg:y="0.828cm">
          <text:p text:style-name="P4"><text:span text:style-name="T9">E4- Réalisation d’un service numérique</text:span></text:p>
          <draw:enhanced-geometry svg:viewBox="0 0 21600 21600" draw:type="rectangle" draw:enhanced-path="M 0 0 L 21600 0 21600 21600 0 21600 0 0 Z N"/>
        </draw:custom-shape>
        <draw:custom-shape draw:name="ZoneTexte 4" draw:style-name="gr3" draw:text-style-name="P2" draw:layer="layout" svg:width="13.334cm" svg:height="5.321cm" svg:x="1.223cm" svg:y="2.139cm">
          <text:p text:style-name="P5"><text:span text:style-name="T10">Contenu :</text:span></text:p>
          <text:p text:style-name="P5"><text:span text:style-name="T8">L’évaluation doit se faire dans un contexte de réalisation d’un service numérique réel ou fictif basé sur l’usage de données, à partir du cadrage pour la réalisation d’un service numérique (spécifications fonctionnelles et techniques par exemple).</text:span></text:p>
          <text:p text:style-name="P5"><text:span text:style-name="T8">Le projet évalué a pour but d’optimiser, d’automatiser, de pérenniser et de mettre à disposition les flux de données et les données, utiles et nécessaires à la réalisation du service numérique, par les équipes techniques (par exemple en analyse statistique, en business intelligence, en machine learning ou encore en intelligence artificielle).</text:span></text:p>
          <draw:enhanced-geometry svg:viewBox="0 0 21600 21600" draw:type="rectangle" draw:enhanced-path="M 0 0 L 21600 0 21600 21600 0 21600 0 0 Z N"/>
        </draw:custom-shape>
        <draw:custom-shape draw:name="ZoneTexte 6" draw:style-name="gr3" draw:text-style-name="P2" draw:layer="layout" svg:width="15.545cm" svg:height="17.489cm" svg:x="17.286cm" svg:y="1.866cm">
          <text:p text:style-name="P5"><text:span text:style-name="T10">Le/la candidat(e) doit :</text:span></text:p>
          <text:p text:style-name="P5"><text:span text:style-name="T8">● </text:span><text:span text:style-name="T8">présenter le projet et son contexte ;</text:span></text:p>
          <text:p text:style-name="P5"><text:span text:style-name="T8">● </text:span><text:span text:style-name="T8">exposer les spécifications techniques :</text:span></text:p>
          <text:p text:style-name="P5"><text:span text:style-name="T8">● </text:span><text:span text:style-name="T8">pour la connexion aux sources de données, la collecte des données, et l'agrégation des données</text:span></text:p>
          <text:p text:style-name="P5"><text:span text:style-name="T8">● </text:span><text:span text:style-name="T8">pour le stockage des données en base de données</text:span></text:p>
          <text:p text:style-name="P5"><text:span text:style-name="T8">● </text:span><text:span text:style-name="T8">de l’API REST et les accès directs à la base de données</text:span></text:p>
          <text:p text:style-name="P5"><text:span text:style-name="T8">● </text:span><text:span text:style-name="T8">fournir l’accès aux dépôts git de l’ensemble des scripts du projet dans la mesure du respect de la confidentialité des données du projet réel éventuel</text:span></text:p>
          <text:p text:style-name="P5"><text:span text:style-name="T8">● </text:span><text:span text:style-name="T8">faire une démonstration de l'exécution des scripts du projet sous réserve du respect de la confidentialité des données projet réel éventuel</text:span></text:p>
          <text:p text:style-name="P5"><text:span text:style-name="T8">● </text:span><text:span text:style-name="T8">présenter le fonctionnement logique et technique de l’ensemble des scripts du projet</text:span></text:p>
          <text:p text:style-name="P5"><text:span text:style-name="T8">● </text:span><text:span text:style-name="T8">présenter le fonctionnement logique des requêtes de type SQL pour la collecte des données</text:span></text:p>
          <text:p text:style-name="P5"><text:span text:style-name="T8">● </text:span><text:span text:style-name="T8">présenter les modèles de données (modèle conceptuel, modèle logique et modèle physique) de la base de données</text:span></text:p>
          <text:p text:style-name="P5"><text:span text:style-name="T8">● </text:span><text:span text:style-name="T8">rédiger les documentations techniques ou procédure :</text:span></text:p>
          <text:p text:style-name="P5"><text:span text:style-name="T8">- des scripts de collecte des données</text:span></text:p>
          <text:p text:style-name="P5"><text:span text:style-name="T8"><text:s/></text:span><text:span text:style-name="T8">- du script d’import des données ;</text:span></text:p>
          <text:p text:style-name="P5"><text:span text:style-name="T8">- de l’installation du système de base de données ;</text:span></text:p>
          <text:p text:style-name="P5"><text:span text:style-name="T8">- <text:s/>du script d’import des données en base de données ;</text:span></text:p>
          <text:p text:style-name="P5"><text:span text:style-name="T8">- de l’API (REST) ainsi que celle d’accès à la base de données ;</text:span></text:p>
          <text:p text:style-name="P5"><text:span text:style-name="T8">● </text:span><text:span text:style-name="T8">faire une démonstration des appels à l’API (REST) développée pour l’accès aux données, avec un client http (Postman par exemple) et illustrant les différentes règles d’accès aux données ;</text:span></text:p>
          <text:p text:style-name="P5"><text:span text:style-name="T8">● </text:span><text:span text:style-name="T8">réaliser une analyse des vigilances, difficultés et actions spécifiques éventuelles rencontrées au cours du projet, notamment pour la conformité RGPD ;</text:span></text:p>
          <text:p text:style-name="P5"><text:span text:style-name="T8">● </text:span><text:span text:style-name="T8">conclure sur les apprentissages réalisés, et les améliorations envisagées.</text:span></text:p>
          <text:p text:style-name="P5"><text:span text:style-name="T8"/></text:p>
          <text:p text:style-name="P5"><text:span text:style-name="T11">Livrable</text:span><text:span text:style-name="T8"> : rapport professionnel (5 à 10 pages)</text:span></text:p>
          <text:p text:style-name="P5"><text:span text:style-name="T11">Évaluation</text:span><text:span text:style-name="T8"> :</text:span></text:p>
          <text:p text:style-name="P5"><text:span text:style-name="T8">● </text:span><text:span text:style-name="T8">Correction du rapport professionnel</text:span></text:p>
          <text:p text:style-name="P5"><text:span text:style-name="T8">● </text:span><text:span text:style-name="T8">soutenance orale (15 min)</text:span><text:span text:style-name="T10"> </text:span></text:p>
          <draw:enhanced-geometry svg:viewBox="0 0 21600 21600" draw:type="rectangle" draw:enhanced-path="M 0 0 L 21600 0 21600 21600 0 21600 0 0 Z N"/>
        </draw:custom-shape>
        <draw:custom-shape draw:name="ZoneTexte 8" draw:style-name="gr3" draw:text-style-name="P2" draw:layer="layout" svg:width="15.733cm" svg:height="9.884cm" svg:x="1.199cm" svg:y="7.996cm">
          <text:p text:style-name="P5"><text:span text:style-name="T10">Compétence(s) visée(s)</text:span></text:p>
          <text:p text:style-name="P5"><text:span text:style-name="T8">C8. Automatiser l’extraction de données depuis un service web, une page web (scraping), un fichier de données, une base de données et un système big data en programmant le script adapté afin de pérenniser la collecte des données nécessaires au projet.</text:span></text:p>
          <text:p text:style-name="P5"><text:span text:style-name="T8">C9. Développer des requêtes de type SQL* d’extraction des données depuis un système de gestion de base de données et un système big data en appliquant le langage de requête propre au système afin de préparer la collecte des données nécessaires au projet.</text:span></text:p>
          <text:p text:style-name="P5"><text:span text:style-name="T8">C10. Développer des règles d'agrégation de données issues de différentes sources en programmant, sous forme de script, la suppression des entrées corrompues et en programmant l’homogénéisation des formats des données afin de préparer le stockage du jeu de données final.</text:span></text:p>
          <text:p text:style-name="P5"><text:span text:style-name="T8">C11. Créer une base de données dans le respect du RGPD en élaborant les modèles conceptuels et physiques des données à partir des données préparées et en programmant leur import afin de stocker le jeu de données du projet.</text:span></text:p>
          <text:p text:style-name="P5"><text:span text:style-name="T8">C12. Partager le jeu de données en configurant des interfaces logicielles et en créant des interfaces programmables afin de mettre à disposition le jeu de données pour le développement du proje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tandard_20_2">
        <draw:custom-shape draw:name="ZoneTexte 2" draw:style-name="gr3" draw:text-style-name="P2" draw:layer="layout" svg:width="29.656cm" svg:height="15.461cm" svg:x="2.105cm" svg:y="1.473cm">
          <text:p text:style-name="P5"><text:span text:style-name="T10">Critères d’évaluation:</text:span></text:p>
          <text:p text:style-name="P5"><text:span text:style-name="T10"/></text:p>
          <text:p text:style-name="P5"><text:span text:style-name="T10">C8</text:span></text:p>
          <text:p text:style-name="P5"><text:span text:style-name="T8">La présentation du projet et de son contexte est complète : acteurs, objectifs fonctionnels et techniques, environnements et contraintes techniques, budget, organisation du travail et planification.</text:span></text:p>
          <text:p text:style-name="P5"><text:span text:style-name="T8">Les spécifications techniques précisent : les technologies et outils, les services externes, les exigences de programmation (langages), l’accessibilité (disponibilité, accès).</text:span></text:p>
          <text:p text:style-name="P5"><text:span text:style-name="T8">Le périmètre des spécifications techniques est complet : il couvre l’ensemble des moyens techniques à mettre en œuvre pour l’extraction et l'agrégation des données en un jeu de données brutes final.</text:span></text:p>
          <text:p text:style-name="P5"><text:span text:style-name="T8">Le script d’extraction des données est fonctionnel : toutes les données visées sont effectivement récupérées à l’issue de l’exécution du script.</text:span></text:p>
          <text:p text:style-name="P5"><text:span text:style-name="T8">Le script comprend un point de lancement, l’initialisation des dépendances et des connexions externes, les règles logiques de traitement, la gestion des erreurs et des exceptions, la fin du traitement et la sauvegarde des résultats.</text:span></text:p>
          <text:p text:style-name="P5"><text:span text:style-name="T8">Le script d’extraction des données est versionné* et accessible depuis un dépôt Git.</text:span></text:p>
          <text:p text:style-name="P5"><text:span text:style-name="T8">L’extraction des données est faite depuis un mix entre d’au moins deux sources parmi : un service web (API REST), un fichier de données, un scraping, une base de données et un système big data.</text:span></text:p>
          <text:p text:style-name="P5"><text:span text:style-name="T8"/></text:p>
          <text:p text:style-name="P5"><text:span text:style-name="T10">C9</text:span></text:p>
          <text:p text:style-name="P5"><text:span text:style-name="T8">Les requêtes de type SQL pour la collecte de données sont fonctionnelles : les données visées sont effectivement extraites suite à l'exécution des requêtes.</text:span></text:p>
          <text:p text:style-name="P5"><text:span text:style-name="T8">La documentation des requêtes met en lumières choix de sélections, filtrages, conditions, jointures, etc., en fonction des objectifs de collecte.</text:span></text:p>
          <text:p text:style-name="P5"><text:span text:style-name="T8">La documentation explicite les optimisations appliquées aux requêtes.</text:span></text:p>
          <text:p text:style-name="P5"><text:span text:style-name="T8"/></text:p>
          <text:p text:style-name="P5"><text:span text:style-name="T10">C10</text:span></text:p>
          <text:p text:style-name="P5"><text:span text:style-name="T8">Le script d’agrégation des données est fonctionnel : les données sont effectivement agrégées, nettoyées et normalisées en un seul jeu de données à l’issue de l’exécution du script.</text:span></text:p>
          <text:p text:style-name="P5"><text:span text:style-name="T8">Le script d’agrégation des données est versionné et accessible depuis un dépôt Git.</text:span></text:p>
          <text:p text:style-name="P5"><text:span text:style-name="T8">La documentation du script d’agrégation est complète : dépendances, commandes, les enchaînements logiques de l’algorithme, les choix de nettoyage et d’homogénéisation des formats données. - les commandes pour l’exécution des scripts.</text:span></text:p>
          <text:p text:style-name="P5"><text:span text:style-name="T8">Le registre des traitements de données personnelles intègre l’ensemble des traitements de données personnelles impliqués dans la base de données.</text:span></text:p>
          <text:p text:style-name="P5"><text:span text:style-name="T8">Les procédures de tri des données personnelles pour la mise en conformité de la base de données avec le RGPD sont rédigées.</text:span></text:p>
          <text:p text:style-name="P5"><text:span text:style-name="T8">Les procédures de tri détaillent les traitements de conformité</text:span></text:p>
          <text:p text:style-name="P5"><text:span text:style-name="T8">(automatisés ou non) à appliquer ainsi que leur fréquence d’exécution.</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_20_2">
        <draw:custom-shape draw:name="ZoneTexte 2" draw:style-name="gr3" draw:text-style-name="P2" draw:layer="layout" svg:width="31.373cm" svg:height="10.898cm" svg:x="1.388cm" svg:y="1.274cm">
          <text:p text:style-name="P5"><text:span text:style-name="T10">C11</text:span></text:p>
          <text:p text:style-name="P5"><text:span text:style-name="T8">Les modélisations des données respectent la méthode et le formalisme MERISE.</text:span></text:p>
          <text:p text:style-name="P5"><text:span text:style-name="T8">Le modèle physique des données est fonctionnel : il est intégré avec succès lors de la création de la base de données, sans erreur.</text:span></text:p>
          <text:p text:style-name="P5"><text:span text:style-name="T8">La base de données est choisie au regard de la modélisation des données et des contraintes du projet.</text:span></text:p>
          <text:p text:style-name="P5"><text:span text:style-name="T8">La reproduction des procédures d’installation décrites (base de données et API) a pour résultat un système conforme aux objets techniques attendus..</text:span></text:p>
          <text:p text:style-name="P5"><text:span text:style-name="T8">Le script d’import fourni est fonctionnel : il permet l’insertion des données dans le système mis en place.</text:span></text:p>
          <text:p text:style-name="P5"><text:span text:style-name="T8">La documentation technique du script d’import est versionné à la racine du même dépôt Git que celui utilisé pour le script d’import.</text:span></text:p>
          <text:p text:style-name="P5"><text:span text:style-name="T8">Les documentations techniques des scripts couvrent les parties suivantes :</text:span></text:p>
          <text:p text:style-name="P5"><text:span text:style-name="T8">- les dépendances nécessaires pour la réutilisation des scripts (langages, dépendances externes, etc)</text:span></text:p>
          <text:p text:style-name="P5"><text:span text:style-name="T8">- les commandes pour l’exécution des scripts.</text:span></text:p>
          <text:p text:style-name="P5"><text:span text:style-name="T8">Le registre des traitements de données personnelles intègre l’ensemble des traitements de données personnelles impliqués dans la base de données.</text:span></text:p>
          <text:p text:style-name="P5"><text:span text:style-name="T8">Les procédures de tri des données personnelles pour la mise en conformité de la base de données avec le RGPD sont rédigées.</text:span></text:p>
          <text:p text:style-name="P5"><text:span text:style-name="T8">Les procédures de tri détaillent les traitements de conformité (automatisés ou non) à appliquer ainsi que leur fréquence d’exécution.</text:span></text:p>
          <text:p text:style-name="P5"><text:span text:style-name="T8"/></text:p>
          <text:p text:style-name="P5"><text:span text:style-name="T10">C12</text:span></text:p>
          <text:p text:style-name="P5"><text:span text:style-name="T8">La documentation technique de l’API (REST) couvre tous les points de terminaisons (</text:span><text:span text:style-name="T13">end points</text:span><text:span text:style-name="T8">)</text:span></text:p>
          <text:p text:style-name="P5"><text:span text:style-name="T8">La documentation technique couvre les règles d’authentification et/ou d’autorisation de l’API</text:span></text:p>
          <text:p text:style-name="P5"><text:span text:style-name="T8">La documentation technique respecte les standards du modèle choisi (par exemple </text:span><text:span text:style-name="T13">Open API</text:span><text:span text:style-name="T8">)</text:span></text:p>
          <text:p text:style-name="P5"><text:span text:style-name="T8">L’API REST est fonctionnelle pour l’accès aux données du projet : elle restreint par une autorisation (ou authentification) l'accès aux</text:span></text:p>
          <text:p text:style-name="P5"><text:span text:style-name="T8">données,</text:span></text:p>
          <text:p text:style-name="P5"><text:span text:style-name="T8">L’API REST est fonctionnelle pour la mise à disposition : elle permet la récupération de l’ensemble des données nécessaires au proje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_20_2">
        <draw:custom-shape draw:name="ZoneTexte 2" draw:style-name="gr3" draw:text-style-name="P2" draw:layer="layout" svg:width="33.866cm" svg:height="1.013cm" svg:x="0cm" svg:y="0.828cm">
          <text:p text:style-name="P4"><text:span text:style-name="T9">E5- Mise en place d’un entrepôt de données</text:span></text:p>
          <draw:enhanced-geometry svg:viewBox="0 0 21600 21600" draw:type="rectangle" draw:enhanced-path="M 0 0 L 21600 0 21600 21600 0 21600 0 0 Z N"/>
        </draw:custom-shape>
        <draw:custom-shape draw:name="ZoneTexte 4" draw:style-name="gr3" draw:text-style-name="P2" draw:layer="layout" svg:width="13.334cm" svg:height="3.8cm" svg:x="1.223cm" svg:y="2.139cm">
          <text:p text:style-name="P5"><text:span text:style-name="T10">Contenu :</text:span></text:p>
          <text:p text:style-name="P5"><text:span text:style-name="T8">L’évaluation doit se faire dans un contexte de réalisation d’un projet fictif proposé par l’équipe pédagogique ou d’un projet professionnel réalisé en poste. Le projet évalué s’appuie sur le cadre technique de l’entreprise et sur le cadre d’exploitation des données. Le projet a pour but de couvrir</text:span></text:p>
          <text:p text:style-name="P6"><text:span text:style-name="T8">toutes les étapes de mise en place d’un entrepôt de données, de sa modélisation à son usage fonctionnel (réponse au besoin d’analyse).</text:span></text:p>
          <draw:enhanced-geometry svg:viewBox="0 0 21600 21600" draw:type="rectangle" draw:enhanced-path="M 0 0 L 21600 0 21600 21600 0 21600 0 0 Z N"/>
        </draw:custom-shape>
        <draw:custom-shape draw:name="ZoneTexte 6" draw:style-name="gr3" draw:text-style-name="P2" draw:layer="layout" svg:width="13.146cm" svg:height="11.405cm" svg:x="1.223cm" svg:y="6.016cm">
          <text:p text:style-name="P5"><text:span text:style-name="T10">Le/la candidat(e) doit :</text:span></text:p>
          <text:list text:style-name="L3">
            <text:list-item>
              <text:p text:style-name="P5"><text:span text:style-name="T8">produire une liste des données nécessaires aux analyses envisagées ;</text:span></text:p>
            </text:list-item>
          </text:list>
          <text:p text:style-name="P5"><text:span text:style-name="T8">● </text:span><text:span text:style-name="T8">réaliser les modélisations logiques et physiques de l’entrepôt de données et des datamarts ;</text:span></text:p>
          <text:p text:style-name="P5"><text:span text:style-name="T8">● </text:span><text:span text:style-name="T8">configurer les outils pour la mise en place de l’entrepôt de données et du/des datamarts ;</text:span></text:p>
          <text:p text:style-name="P5"><text:span text:style-name="T8">● </text:span><text:span text:style-name="T8">configurer les accès aux données pour les équipes d’analyse ;</text:span></text:p>
          <text:p text:style-name="P5"><text:span text:style-name="T8">● </text:span><text:span text:style-name="T8">configurer les accès aux données opérationnelles sources ;</text:span></text:p>
          <text:p text:style-name="P5"><text:span text:style-name="T8">● </text:span><text:span text:style-name="T8">organiser la phase de test ;</text:span></text:p>
          <text:p text:style-name="P5"><text:span text:style-name="T8">● </text:span><text:span text:style-name="T8">rédiger la documentation technique ;</text:span></text:p>
          <text:p text:style-name="P5"><text:span text:style-name="T8">● </text:span><text:span text:style-name="T8">formaliser un retour d’expérience des outils techniques utilisés : cohérence avec les paramètres et contraintes du projet ; avantages ; difficultés… ;</text:span></text:p>
          <text:p text:style-name="P5"><text:span text:style-name="T8">● </text:span><text:span text:style-name="T8">intégrer les sources de données identifiées aux programmes d’ETL ;</text:span></text:p>
          <text:p text:style-name="P5"><text:span text:style-name="T8">● </text:span><text:span text:style-name="T8">configurer les zones de sorties des ETL ;</text:span></text:p>
          <text:p text:style-name="P5"><text:span text:style-name="T8">● </text:span><text:span text:style-name="T8">programmer les traitements appliqués aux données, nécessaire au nettoyage des données et formatage des données en respect des schémas physiques de données des zones de sortie.</text:span></text:p>
          <text:p text:style-name="P5"><text:span text:style-name="T11">Livrable</text:span><text:span text:style-name="T8"> : rapport professionnel (5 à 10 pages)</text:span></text:p>
          <text:p text:style-name="P5"><text:span text:style-name="T11">Évaluation</text:span><text:span text:style-name="T8"> :</text:span></text:p>
          <text:p text:style-name="P5"><text:span text:style-name="T8">● </text:span><text:span text:style-name="T8">Correction du rapport professionnel</text:span></text:p>
          <text:p text:style-name="P5"><text:span text:style-name="T8">● </text:span><text:span text:style-name="T8">Soutenance orale (10 min)</text:span></text:p>
          <draw:enhanced-geometry svg:viewBox="0 0 21600 21600" draw:type="rectangle" draw:enhanced-path="M 0 0 L 21600 0 21600 21600 0 21600 0 0 Z N"/>
        </draw:custom-shape>
        <draw:custom-shape draw:name="ZoneTexte 8" draw:style-name="gr3" draw:text-style-name="P2" draw:layer="layout" svg:width="16.862cm" svg:height="5.321cm" svg:x="15.781cm" svg:y="2.297cm">
          <text:p text:style-name="P5"><text:span text:style-name="T10">Compétence(s) visée(s)</text:span></text:p>
          <text:p text:style-name="P5"><text:span text:style-name="T8">C13. Modéliser la structure des données d’un entrepôt de données en s’appuyant sur les dimensions et les faits afin d’optimiser l’organisation des données pour les requêtes analytiques.</text:span></text:p>
          <text:p text:style-name="P5"><text:span text:style-name="T8">C14. Créer un entrepôt de données à partir des paramètres du projet, des contraintes techniques et matérielles et de la modélisation de la structure des données afin de soutenir l’analyse de l’activité et l’aide à la décision stratégique de l’organisation.</text:span></text:p>
          <text:p text:style-name="P5"><text:span text:style-name="T8">C15. Intégrer les </text:span><text:span text:style-name="T13">ETL </text:span><text:span text:style-name="T8">nécessaires en entrée et en sortie d’un entrepôt de données afin de garantir la qualité et le bon formatage des données en respectant les modélisations logiques et physiques préalablement établies.</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tandard_20_2">
        <draw:custom-shape draw:name="ZoneTexte 2" draw:style-name="gr3" draw:text-style-name="P2" draw:layer="layout" svg:width="29.773cm" svg:height="15.968cm" svg:x="1.599cm" svg:y="1.353cm">
          <text:p text:style-name="P5"><text:span text:style-name="T10">Critères d’évaluation</text:span></text:p>
          <text:p text:style-name="P5"><text:span text:style-name="T10"/></text:p>
          <text:p text:style-name="P5"><text:span text:style-name="T10">C13</text:span></text:p>
          <text:p text:style-name="P5"><text:span text:style-name="T8">Les données nécessaires aux analyses sont listées.</text:span></text:p>
          <text:p text:style-name="P5"><text:span text:style-name="T8">La liste des données nécessaires aux analyses est exhaustive.</text:span></text:p>
          <text:p text:style-name="P5"><text:span text:style-name="T8">Les modélisations logiques et les modélisations physiques sont explicitées sans erreur d’interprétation.</text:span></text:p>
          <text:p text:style-name="P5"><text:span text:style-name="T8">Les modélisations appliquent les pratiques de modélisation d’entrepôt de données : en flocon, en étoile, en constellation.</text:span></text:p>
          <text:p text:style-name="P5"><text:span text:style-name="T8">L’approche - </text:span><text:span text:style-name="T13">top-down* </text:span><text:span text:style-name="T8">ou </text:span><text:span text:style-name="T13">bottom-up* </text:span><text:span text:style-name="T8">de création et modélisation de l’entrepôt de données est justifiée en fonction des caractéristiques du projet, par exemple : volume de données, fréquences des mises à jour, nature(s) des analyses…</text:span></text:p>
          <text:p text:style-name="P5"><text:span text:style-name="T8"/></text:p>
          <text:p text:style-name="P5"><text:span text:style-name="T10">C14</text:span></text:p>
          <text:p text:style-name="P5"><text:span text:style-name="T8">L’entrepôt de données remplit les fonctionnalités attendues.</text:span></text:p>
          <text:p text:style-name="P5"><text:span text:style-name="T8">Les configurations principales appliquées sont explicitées.</text:span></text:p>
          <text:p text:style-name="P5"><text:span text:style-name="T8">Les accès aux données opérationnelles sources sont correctement configurés.</text:span></text:p>
          <text:p text:style-name="P5"><text:span text:style-name="T8">Les accès à l’entrepôt de données et/ou </text:span><text:span text:style-name="T13">datamarts </text:span><text:span text:style-name="T8">pour les équipes analytiques sont correctement configurés.</text:span></text:p>
          <text:p text:style-name="P5"><text:span text:style-name="T8">La procédure de test est présentée.</text:span></text:p>
          <text:p text:style-name="P5"><text:span text:style-name="T8">La procédure de test couvre l’ensemble du spectre technique et fonctionnel de l’entrepôt de données.</text:span></text:p>
          <text:p text:style-name="P5"><text:span text:style-name="T8">La documentation technique détaille l’architecture technique et couvre la procédure d’installation et de configuration de l’entrepôt de données.</text:span></text:p>
          <text:p text:style-name="P5"><text:span text:style-name="T8">La documentation respecte une structure permettant d’y rechercher rapidement une information spécifique.</text:span></text:p>
          <text:p text:style-name="P5"><text:span text:style-name="T8">La documentation respecte les règles d’accessibilités.</text:span></text:p>
          <text:p text:style-name="P5"><text:span text:style-name="T8">Un retour d’expérience est fait concernant la pile technique utilisée au regard des besoins d’analyse et du volume de données géré.</text:span></text:p>
          <text:p text:style-name="P5"><text:span text:style-name="T8"/></text:p>
          <text:p text:style-name="P5"><text:span text:style-name="T10">C15</text:span></text:p>
          <text:p text:style-name="P5"><text:span text:style-name="T8">Les formats et le volume des données sont connus et expliqués.</text:span></text:p>
          <text:p text:style-name="P5"><text:span text:style-name="T8">Les </text:span><text:span text:style-name="T13">ETL </text:span><text:span text:style-name="T8">sont alimentés avec les données identifiées.</text:span></text:p>
          <text:p text:style-name="P5"><text:span text:style-name="T8">Les formats des zones de sortie sont connus et expliqués.</text:span></text:p>
          <text:p text:style-name="P5"><text:span text:style-name="T8">Les données en sortie respectent le format attendu.</text:span></text:p>
          <text:p text:style-name="P5"><text:span text:style-name="T8">Les </text:span><text:span text:style-name="T13">ETL </text:span><text:span text:style-name="T8">appliquent les traitements nécessaires pour la mise en conformité avec les schémas physiques de données des zones de sortie.</text:span></text:p>
          <text:p text:style-name="P5"><text:span text:style-name="T8">Les </text:span><text:span text:style-name="T13">ETL </text:span><text:span text:style-name="T8">appliquent les traitements de nettoyage des données utiles et nécessaires à la qualité des jeux de données en sortie : unicité des formats et des unités, détection des doublons, etc…,</text:span></text:p>
          <text:p text:style-name="P5"><text:span text:style-name="T8">Le fonctionnement général et les règles de traitement de chacun des </text:span><text:span text:style-name="T13">ETL </text:span><text:span text:style-name="T8">sont clairement explicités, sans ambiguïté.</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_20_2">
        <draw:custom-shape draw:name="ZoneTexte 2" draw:style-name="gr3" draw:text-style-name="P2" draw:layer="layout" svg:width="33.866cm" svg:height="1.013cm" svg:x="0cm" svg:y="0.828cm">
          <text:p text:style-name="P4"><text:span text:style-name="T9">E6- Evolution d’un entrepôt de données</text:span></text:p>
          <draw:enhanced-geometry svg:viewBox="0 0 21600 21600" draw:type="rectangle" draw:enhanced-path="M 0 0 L 21600 0 21600 21600 0 21600 0 0 Z N"/>
        </draw:custom-shape>
        <draw:custom-shape draw:name="ZoneTexte 4" draw:style-name="gr3" draw:text-style-name="P2" draw:layer="layout" svg:width="13.146cm" svg:height="5.321cm" svg:x="1.223cm" svg:y="2.139cm">
          <text:p text:style-name="P5"><text:span text:style-name="T10">Contenu :</text:span></text:p>
          <text:p text:style-name="P5"><text:span text:style-name="T8">L’évaluation doit se faire dans le cadre d’une situation professionnelle fictive, à partir d’un entrepôt de données en place et d’un besoin d’évolution de celui-ci (technique, évolution dans le schéma des données sources etc.) en environnement de test.</text:span></text:p>
          <text:p text:style-name="P5"><text:span text:style-name="T8">Le projet évalué s’appuie sur le cadre technique de l’entreprise et sur le cadre d’exploitation des données. Lors de cette étude de cas, le candidat ou la candidate rend compte de sa capacité à maintenir un entrepôt de données en conditions opérationnelles, qu'il s'agisse aussi bien d'évolutions techniques que d’évolutions du besoin d’analyse.</text:span></text:p>
          <draw:enhanced-geometry svg:viewBox="0 0 21600 21600" draw:type="rectangle" draw:enhanced-path="M 0 0 L 21600 0 21600 21600 0 21600 0 0 Z N"/>
        </draw:custom-shape>
        <draw:custom-shape draw:name="ZoneTexte 6" draw:style-name="gr3" draw:text-style-name="P2" draw:layer="layout" svg:width="15.827cm" svg:height="10.391cm" svg:x="16.557cm" svg:y="2.391cm">
          <text:p text:style-name="P5"><text:span text:style-name="T10">Le/la candidat(e) doit :</text:span></text:p>
          <text:p text:style-name="P5"><text:span text:style-name="T8">présenter la méthodologie et l’outillage pour la répartition des tâches de maintenance, leur priorisation et le suivi des indicateurs (par exemple : centre de service au sens ITIL, outils de ticketing, etc.)</text:span></text:p>
          <text:p text:style-name="P5"><text:span text:style-name="T8">● </text:span><text:span text:style-name="T8">configurer la journalisation des alertes et des erreurs survenant dans l’exploitation de l’entrepôt de données,</text:span></text:p>
          <text:p text:style-name="P5"><text:span text:style-name="T8">● </text:span><text:span text:style-name="T8">mettre en place la procédure de backup* complet et partiel de l’entrepôt de données,</text:span></text:p>
          <text:p text:style-name="P5"><text:span text:style-name="T8">● </text:span><text:span text:style-name="T8">intégrer de nouvelles sources de données à l’entrepôt de données,</text:span></text:p>
          <text:p text:style-name="P5"><text:span text:style-name="T8">● </text:span><text:span text:style-name="T8">ajouter de nouveaux accès à l’entrepôt de données,</text:span></text:p>
          <text:p text:style-name="P5"><text:span text:style-name="T8">● </text:span><text:span text:style-name="T8">documenter les procédures pour l’évolution et la scalabilité de l’entrepôt de données : création d’accès, ajout d’un datamart, augmentation de l’espace de stockage, etc.</text:span></text:p>
          <text:p text:style-name="P5"><text:span text:style-name="T8">● </text:span><text:span text:style-name="T8">modéliser les variations de dimension (type 1, 2 ou 3 de Ralph Kimball par exemple),</text:span></text:p>
          <text:p text:style-name="P5"><text:span text:style-name="T8">● </text:span><text:span text:style-name="T8">intégrer les variations à l’entrepôt de données,</text:span></text:p>
          <text:p text:style-name="P5"><text:span text:style-name="T8">● </text:span><text:span text:style-name="T8">intégrer les variations aux ETL impliqués par celle-ci,</text:span></text:p>
          <text:p text:style-name="P5"><text:span text:style-name="T8">● </text:span><text:span text:style-name="T8">documenter les variations et mettre à jour les modèles logiques et physiques des données</text:span></text:p>
          <text:p text:style-name="P5"><text:span text:style-name="T11">Livrable</text:span><text:span text:style-name="T8"> : rapport professionnel (5 à 10 pages)</text:span></text:p>
          <text:p text:style-name="P5"><text:span text:style-name="T11">Évaluation</text:span><text:span text:style-name="T8"> :</text:span></text:p>
          <text:p text:style-name="P5"><text:span text:style-name="T8">● </text:span><text:span text:style-name="T8">Correction du rapport professionnel</text:span></text:p>
          <text:p text:style-name="P5"><text:span text:style-name="T8">● </text:span><text:span text:style-name="T8">Echanges de questions - réponses (5 à 10 minutes)</text:span></text:p>
          <draw:enhanced-geometry svg:viewBox="0 0 21600 21600" draw:type="rectangle" draw:enhanced-path="M 0 0 L 21600 0 21600 21600 0 21600 0 0 Z N"/>
        </draw:custom-shape>
        <draw:custom-shape draw:name="ZoneTexte 8" draw:style-name="gr3" draw:text-style-name="P2" draw:layer="layout" svg:width="13.499cm" svg:height="4.814cm" svg:x="1.223cm" svg:y="7.996cm">
          <text:p text:style-name="P5"><text:span text:style-name="T10">Compétence(s) visée(s)</text:span></text:p>
          <text:p text:style-name="P5"><text:span text:style-name="T8">C16. Gérer l’entrepôt de données à l’aide des outils d’administration et de supervision dans le respect du RGPD, afin de garantir les bons accès, l’intégration des évolutions structurelles et son maintien en condition opérationnelle dans le temps.</text:span></text:p>
          <text:p text:style-name="P5"><text:span text:style-name="T8">C17. Implémenter des variations dans les dimensions de l’entrepôt de données en appliquant la méthode adaptée en fonction du type de changement demandé afin d’historiser les évolutions de l’activité de l’organisation et maintenir ainsi une bonne capacité d’analyse.</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tandard_20_2">
        <draw:custom-shape draw:name="ZoneTexte 1" draw:style-name="gr3" draw:text-style-name="P2" draw:layer="layout" svg:width="29.773cm" svg:height="14.954cm" svg:x="1.599cm" svg:y="1.353cm">
          <text:p text:style-name="P5"><text:span text:style-name="T10">Critères d’évaluation</text:span></text:p>
          <text:p text:style-name="P5"><text:span text:style-name="T10"/></text:p>
          <text:p text:style-name="P5"><text:span text:style-name="T10">C16</text:span></text:p>
          <text:p text:style-name="P5"><text:span text:style-name="T8">Une journalisation de l’activité de l’entrepôt de données est mise en place.</text:span></text:p>
          <text:p text:style-name="P5"><text:span text:style-name="T8">La journalisation catégorise à minima les alertes et les erreurs.</text:span></text:p>
          <text:p text:style-name="P5"><text:span text:style-name="T8">Un système d’alerte (e-mail, sms, notification..) est mis en place et activé en cas d’erreur notifiée dans les journaux.</text:span></text:p>
          <text:p text:style-name="P5"><text:span text:style-name="T8">Les tâches de maintenance sont priorisées selon les objectifs et les exigences de maintenance.</text:span></text:p>
          <text:p text:style-name="P5"><text:span text:style-name="T8">Les tâches de maintenance sont assignées entre les membres de l’équipe de maintenance.</text:span></text:p>
          <text:p text:style-name="P5"><text:span text:style-name="T8">Les indicateurs de service se base sur les SLA.</text:span></text:p>
          <text:p text:style-name="P5"><text:span text:style-name="T8">Le tableau de bord permet de rendre compte de l’ensemble des indicateurs de service.</text:span></text:p>
          <text:p text:style-name="P5"><text:span text:style-name="T8">Des tâches planifiées de </text:span><text:span text:style-name="T13">backup </text:span><text:span text:style-name="T8">partiel et de </text:span><text:span text:style-name="T13">backup </text:span><text:span text:style-name="T8">complet du </text:span><text:span text:style-name="T13">datawarehouse </text:span><text:span text:style-name="T8">sont programmées et configurées.</text:span></text:p>
          <text:p text:style-name="P5"><text:span text:style-name="T8">Les tâches planifiées produisent les résultats attendus.</text:span></text:p>
          <text:p text:style-name="P5"><text:span text:style-name="T8">La documentation couvre les principaux cas d’usage de gestion de l’entrepôt : l’intégration de nouvelles sources de données, la création de nouveaux accès à l’entrepôt de données, espace de stockage, </text:span><text:span text:style-name="T13">datamarts</text:span><text:span text:style-name="T8">, capacité de calcul…</text:span></text:p>
          <text:p text:style-name="P5"><text:span text:style-name="T8">La documentation est structurée par cas d’usage et explicite la mise en œuvre des procédures concernées.</text:span></text:p>
          <text:p text:style-name="P5"><text:span text:style-name="T8">Les nouvelles sources de données sont correctement configurées et ajoutées au processus d’alimentation de l’entrepôt de données.</text:span></text:p>
          <text:p text:style-name="P5"><text:span text:style-name="T8">Les </text:span><text:span text:style-name="T13">ETL </text:span><text:span text:style-name="T8">sont mis correctement à jour en fonction.</text:span></text:p>
          <text:p text:style-name="P5"><text:span text:style-name="T8">Les nouveaux accès à l’entrepôt de données sont configurés conformément au besoin.</text:span></text:p>
          <text:p text:style-name="P5"><text:span text:style-name="T8">Le registre des traitements de données personnelles intègre l’ensemble des traitements de données personnelles impliqués dans le projet d’entrepôt de données.</text:span></text:p>
          <text:p text:style-name="P5"><text:span text:style-name="T8">Les procédures de tri des données personnelles pour la mise en conformité de l’entrepôt de données avec le RGPD sont rédigées.</text:span></text:p>
          <text:p text:style-name="P5"><text:span text:style-name="T8">Les procédures de tri détaillent les traitements de conformité (automatisés ou non) à appliquer ainsi que leur fréquence d’exécution.</text:span></text:p>
          <text:p text:style-name="P5"><text:span text:style-name="T8"/></text:p>
          <text:p text:style-name="P5"><text:span text:style-name="T10">C17</text:span></text:p>
          <text:p text:style-name="P5"><text:span text:style-name="T8">La modélisation des variations intègre pleinement les changements dans les données sources.</text:span></text:p>
          <text:p text:style-name="P5"><text:span text:style-name="T8">La modélisation des variations permet d’historiser les changements dans les données sources.</text:span></text:p>
          <text:p text:style-name="P5"><text:span text:style-name="T8">Les variations sont intégrées à l’entrepôt de données.</text:span></text:p>
          <text:p text:style-name="P5"><text:span text:style-name="T8">L’intégration des variations respecte la modélisation initiale.</text:span></text:p>
          <text:p text:style-name="P5"><text:span text:style-name="T8">Les ETL sont mis à jour en fonction des besoins liés aux variations.</text:span></text:p>
          <text:p text:style-name="P5"><text:span text:style-name="T8">La documentation est à jour, avec les variations.</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tandard_20_2">
        <draw:custom-shape draw:name="ZoneTexte 2" draw:style-name="gr3" draw:text-style-name="P2" draw:layer="layout" svg:width="33.866cm" svg:height="1.013cm" svg:x="0cm" svg:y="0.828cm">
          <text:p text:style-name="P4"><text:span text:style-name="T9">E7- Mise en conditions opérationnelles d’un data lake</text:span></text:p>
          <draw:enhanced-geometry svg:viewBox="0 0 21600 21600" draw:type="rectangle" draw:enhanced-path="M 0 0 L 21600 0 21600 21600 0 21600 0 0 Z N"/>
        </draw:custom-shape>
        <draw:custom-shape draw:name="ZoneTexte 4" draw:style-name="gr3" draw:text-style-name="P2" draw:layer="layout" svg:width="13.146cm" svg:height="3.8cm" svg:x="1.223cm" svg:y="2.139cm">
          <text:p text:style-name="P5"><text:span text:style-name="T10">Contenu :</text:span></text:p>
          <text:p text:style-name="P5"><text:span text:style-name="T8">L’évaluation doit se faire dans un contexte de réalisation d’un projet fictif proposé par l’équipe pédagogique ou d’un projet professionnel réalisé en poste. Le projet évalué s’appuie sur le cadre technique de l’entreprise et sur le cadre d’exploitation des données. Le projet a pour but de couvrir</text:span></text:p>
          <text:p text:style-name="P5"><text:span text:style-name="T8">toutes les étapes de mise en conditions opérationnelles d’un data lake de son architecture à la gestion de tous les outils permettant son usage.</text:span></text:p>
          <draw:enhanced-geometry svg:viewBox="0 0 21600 21600" draw:type="rectangle" draw:enhanced-path="M 0 0 L 21600 0 21600 21600 0 21600 0 0 Z N"/>
        </draw:custom-shape>
        <draw:custom-shape draw:name="ZoneTexte 6" draw:style-name="gr3" draw:text-style-name="P2" draw:layer="layout" svg:width="15.827cm" svg:height="15.968cm" svg:x="16.557cm" svg:y="2.391cm">
          <text:p text:style-name="P5"><text:span text:style-name="T10">Le/la candidat(e) doit :</text:span></text:p>
          <text:p text:style-name="P5"><text:span text:style-name="T8">● </text:span><text:span text:style-name="T8">proposer des choix techniques en fonction des contraintes IT, des problématiques visées et de la nature des données ;</text:span></text:p>
          <text:p text:style-name="P5"><text:span text:style-name="T8">● </text:span><text:span text:style-name="T8">créer un schéma d’architecture répondant aux besoins en terme de Volume, de Vitesse et/ou de Variété des données ;</text:span></text:p>
          <text:p text:style-name="P5"><text:span text:style-name="T8">● </text:span><text:span text:style-name="T8">comparer différents outils de catalogues ;</text:span></text:p>
          <text:p text:style-name="P5"><text:span text:style-name="T8">● </text:span><text:span text:style-name="T8">justifier le choix du catalogue ;</text:span></text:p>
          <text:p text:style-name="P5"><text:span text:style-name="T8">● </text:span><text:span text:style-name="T8">présenter la documentation de la procédure d’installation du système de stockage ;</text:span></text:p>
          <text:p text:style-name="P5"><text:span text:style-name="T8">● </text:span><text:span text:style-name="T8">tester la procédure d’installation dans un environnement de développement (par exemple, VM ou conteneurs) ;</text:span></text:p>
          <text:p text:style-name="P5"><text:span text:style-name="T8">● </text:span><text:span text:style-name="T8">présenter les programmes des outils batch et temps réel ;</text:span></text:p>
          <text:p text:style-name="P5"><text:span text:style-name="T8">● </text:span><text:span text:style-name="T8">faire une démonstration de l’outil de catalogue fonctionnel et connecté au système de stockage</text:span></text:p>
          <text:p text:style-name="P5"><text:span text:style-name="T8">● </text:span><text:span text:style-name="T8">présenter, pour chaque source de données à intégrer, la méthode d’alimentation sélectionnée ;</text:span></text:p>
          <text:p text:style-name="P5"><text:span text:style-name="T8">● </text:span><text:span text:style-name="T8">écrire le ou les scripts d’alimentation ;</text:span></text:p>
          <text:p text:style-name="P5"><text:span text:style-name="T8">● </text:span><text:span text:style-name="T8">mettre à jour les métadonnées du catalogue ;</text:span></text:p>
          <text:p text:style-name="P5"><text:span text:style-name="T8">● </text:span><text:span text:style-name="T8">programmer les procédures de mise-à-jour et de suppression en fonction des cycles de vie ;</text:span></text:p>
          <text:p text:style-name="P5"><text:span text:style-name="T8">● </text:span><text:span text:style-name="T8">faire une démonstration du monitorage du système de stockage : espace disponible, mémoire,</text:span></text:p>
          <text:p text:style-name="P5"><text:span text:style-name="T8">état des serveurs, … ;</text:span></text:p>
          <text:p text:style-name="P5"><text:span text:style-name="T8">● </text:span><text:span text:style-name="T8">présenter le paramétrage des droits d’alimentation le data lake ;</text:span></text:p>
          <text:p text:style-name="P5"><text:span text:style-name="T8">● </text:span><text:span text:style-name="T8">présenter le paramétrage des droits d’accès à l’index pour la recherche de données ;</text:span></text:p>
          <text:p text:style-name="P5"><text:span text:style-name="T8">● </text:span><text:span text:style-name="T8">présenter le paramétrage des droits d’accès à la récupération des données ;</text:span></text:p>
          <text:p text:style-name="P5"><text:span text:style-name="T8">● </text:span><text:span text:style-name="T8">présenter la documentation des groupes et des droits associés, ainsi que les droits individuels.</text:span></text:p>
          <text:p text:style-name="P5"><text:span text:style-name="T11">Livrable</text:span><text:span text:style-name="T8"> : rapport professionnel (5 à 10 pages)</text:span></text:p>
          <text:p text:style-name="P5"><text:span text:style-name="T11">Évaluation</text:span><text:span text:style-name="T8"> :</text:span></text:p>
          <text:p text:style-name="P5"><text:span text:style-name="T8">● </text:span><text:span text:style-name="T8">Correction du rapport professionnel</text:span></text:p>
          <text:p text:style-name="P5"><text:span text:style-name="T8">● </text:span><text:span text:style-name="T8">soutenance orale (10 min)</text:span></text:p>
          <draw:enhanced-geometry svg:viewBox="0 0 21600 21600" draw:type="rectangle" draw:enhanced-path="M 0 0 L 21600 0 21600 21600 0 21600 0 0 Z N"/>
        </draw:custom-shape>
        <draw:custom-shape draw:name="ZoneTexte 8" draw:style-name="gr3" draw:text-style-name="P2" draw:layer="layout" svg:width="13.499cm" svg:height="9.377cm" svg:x="1.223cm" svg:y="7.14cm">
          <text:p text:style-name="P5"><text:span text:style-name="T10">Compétence(s) visée(s)</text:span></text:p>
          <text:p text:style-name="P5"><text:span text:style-name="T8">C18. Concevoir l'architecture du </text:span><text:span text:style-name="T13">data lake </text:span><text:span text:style-name="T8">en sélectionnant les technologies appropriées en fonction de la volumétrie, de la variété et de la vitesse des données dans le but de définir l’architecture technique optimale à intégrer.</text:span></text:p>
          <text:p text:style-name="P5"><text:span text:style-name="T8"/></text:p>
          <text:p text:style-name="P5"><text:span text:style-name="T8">C19. Intégrer les différents composants d'infrastructure du </text:span><text:span text:style-name="T13">data lake </text:span><text:span text:style-name="T8">en appliquant la procédure adaptée, afin d’assurer l’acquisition, le stockage et la mise à disposition du catalogue de données</text:span></text:p>
          <text:p text:style-name="P5"><text:span text:style-name="T8"/></text:p>
          <text:p text:style-name="P5"><text:span text:style-name="T8">C20. Gérer le catalogue des données en tenant compte de leur nature, de leurs sources d’alimentation et de leur cycle de vie, dans le respect du RGPD, afin de garantir les fonctionnalités du service.</text:span></text:p>
          <text:p text:style-name="P5"><text:span text:style-name="T8"/></text:p>
          <text:p text:style-name="P5"><text:span text:style-name="T8">C21. Implémenter les règles de gouvernance des données en sécurisant la recherche, la récupération et l’ajout de données afin de respecter les règles de gouvernance des données de l’organisation, dans le cadre du déploiement de la politique de protection des données.</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tandard_20_2">
        <draw:custom-shape draw:name="ZoneTexte 1" draw:style-name="gr3" draw:text-style-name="P2" draw:layer="layout" svg:width="29.773cm" svg:height="18.503cm" svg:x="1.505cm" svg:y="0.201cm">
          <text:p text:style-name="P5"><text:span text:style-name="T10">Critères d’évaluation</text:span></text:p>
          <text:p text:style-name="P5"><text:span text:style-name="T10"/></text:p>
          <text:p text:style-name="P5"><text:span text:style-name="T10">C18</text:span></text:p>
          <text:p text:style-name="P5"><text:span text:style-name="T8">Les propositions techniques sont cohérentes avec le cadre d’exploitation.</text:span></text:p>
          <text:p text:style-name="P5"><text:span text:style-name="T8">Le schéma d’architecture tient compte des contraintes de volume, de</text:span></text:p>
          <text:p text:style-name="P5"><text:span text:style-name="T8">vitesse et/ou de variété.</text:span></text:p>
          <text:p text:style-name="P5"><text:span text:style-name="T8">Le schéma d’architecture est lisible et utilise un formalisme approprié.</text:span></text:p>
          <text:p text:style-name="P5"><text:span text:style-name="T8">Plusieurs catalogues sont proposés et comparés au regard des contraintes.</text:span></text:p>
          <text:p text:style-name="P5"><text:span text:style-name="T8">L’outil de catalogue sélectionné répond aux contraintes d'exploitabilité et de droits d’accès.</text:span></text:p>
          <text:p text:style-name="P5"><text:span text:style-name="T8"/></text:p>
          <text:p text:style-name="P5"><text:span text:style-name="T10">C19</text:span></text:p>
          <text:p text:style-name="P5"><text:span text:style-name="T8">L’ensemble des éléments de documentation nécessaires à la mise en oeuvre de la procédure d’installation sont présentés. </text:span></text:p>
          <text:p text:style-name="P5"><text:span text:style-name="T8">La procédure d’installation se déroule sans erreur dans un environnement de test.</text:span></text:p>
          <text:p text:style-name="P5"><text:span text:style-name="T8">Le système de stockage est installé et fonctionnel en environnement de test.</text:span></text:p>
          <text:p text:style-name="P5"><text:span text:style-name="T8">Les outils </text:span><text:span text:style-name="T13">batch </text:span><text:span text:style-name="T8">et temps réel sont fonctionnels et connectés au système de stockage.</text:span></text:p>
          <text:p text:style-name="P5"><text:span text:style-name="T8">Le catalogue est connecté au système de stockage.</text:span></text:p>
          <text:p text:style-name="P5"><text:span text:style-name="T8">La documentation couvre la procédure d’installation et de configuration du système de stockage, des outils batch et de l’outil de catalogue.</text:span></text:p>
          <text:p text:style-name="P5"><text:span text:style-name="T8"/></text:p>
          <text:p text:style-name="P5"><text:span text:style-name="T10">C20</text:span></text:p>
          <text:p text:style-name="P5"><text:span text:style-name="T8">Les choix des méthodes d’alimentation sont justifiés et appropriés à chaque source de données.</text:span></text:p>
          <text:p text:style-name="P5"><text:span text:style-name="T8">Les scripts d’alimentation s’exécutent sans erreur.</text:span></text:p>
          <text:p text:style-name="P5"><text:span text:style-name="T8">Les données sont importées correctement dans le système de stockage.</text:span></text:p>
          <text:p text:style-name="P5"><text:span text:style-name="T8">Les métadonnées sont intégrées dans le catalogue.</text:span></text:p>
          <text:p text:style-name="P5"><text:span text:style-name="T8">Les procédures de suppression sont conformes aux contraintes d’accès (notamment réglementaires) et aux contraintes opérationnelles.</text:span></text:p>
          <text:p text:style-name="P5"><text:span text:style-name="T8">Le monitorage permet le suivi des conditions matérielles et applicatives.</text:span></text:p>
          <text:p text:style-name="P5"><text:span text:style-name="T8">Le monitorage génère une alerte lors d’une rupture de service.</text:span></text:p>
          <text:p text:style-name="P5"><text:span text:style-name="T8">Le registre des traitements de données personnelles intègre l’ensemble des traitements de données personnelles impliqués dans le projet d’entrepôt de données.</text:span></text:p>
          <text:p text:style-name="P5"><text:span text:style-name="T8">Les procédures de tri des données personnelles pour la mise en conformité de l’entrepôt de données avec le RGPD sont rédigées.</text:span></text:p>
          <text:p text:style-name="P5"><text:span text:style-name="T8">Les procédures de tri détaillent les traitements de conformité (automatisés ou non) à appliquer ainsi que leur fréquence d’exécution.</text:span></text:p>
          <text:p text:style-name="P5"><text:span text:style-name="T8"/></text:p>
          <text:p text:style-name="P5"><text:span text:style-name="T10">C21</text:span></text:p>
          <text:p text:style-name="P5"><text:span text:style-name="T8">Les droits sont appliqués à des groupes et non à des individus dès que possible.</text:span></text:p>
          <text:p text:style-name="P5"><text:span text:style-name="T8">Les accès fournis répondent aux besoins des groupes concernés.</text:span></text:p>
          <text:p text:style-name="P5"><text:span text:style-name="T8">Les accès fournis sont limités aux ressources nécessaires aux usages des groupes concernés.</text:span></text:p>
          <text:p text:style-name="P5"><text:span text:style-name="T8">Les accès fournis sont conformes à la réglementation (RGPD).</text:span></text:p>
          <text:p text:style-name="P5"><text:span text:style-name="T8">La documentation couvre les groupes d’accès et les droits associés ainsi que les procédures de mise à jour des règles.</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Standard_20_2">
        <draw:frame draw:name="Image 4" draw:style-name="gr4" draw:text-style-name="P7" draw:layer="layout" svg:width="19.507cm" svg:height="7.398cm" svg:x="6.252cm" svg:y="2.398cm">
          <draw:image xlink:href="Pictures/20000007000080B100003158A7C32061.wmf" xlink:type="simple" xlink:show="embed" xlink:actuate="onLoad">
            <text:p/>
          </draw:image>
        </draw:frame>
        <draw:frame draw:name="Image 2" draw:style-name="gr4" draw:text-style-name="P7" draw:layer="layout" svg:width="19.301cm" svg:height="7.188cm" svg:x="6.252cm" svg:y="10.295cm">
          <draw:image xlink:href="Pictures/2000000700007A2700002D81A76AB56B.wmf" xlink:type="simple" xlink:show="embed" xlink:actuate="onLoad">
            <text:p/>
          </draw:image>
        </draw:frame>
        <presentation:notes draw:style-name="dp2">
          <draw:page-thumbnail draw:style-name="gr2" draw:layer="layout" svg:width="19.798cm" svg:height="11.136cm" svg:x="0.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tandard_20_2">
        <draw:frame draw:style-name="gr5" draw:text-style-name="P9" draw:layer="layout" svg:width="28cm" svg:height="3.707cm" svg:x="1.8cm" svg:y="2.916cm">
          <draw:text-box>
            <text:p text:style-name="P8"><text:span text:style-name="T14"><text:a xlink:href="https://ecoresponsable.numerique.gouv.fr/publications/referentiel-general-ecoconception/">https://ecoresponsable.numerique.gouv.fr/publications/referentiel-general-ecoconception/</text:a></text:span></text:p>
            <text:p text:style-name="P8"><text:span text:style-name="T14"><text:a xlink:href="https://www.avh.asso.fr/fr/favoriser-laccessibilite/accessibilite-numerique/accessibilite-des-documents-et-des-courriels-0">https://www.avh.asso.fr/fr/favoriser-laccessibilite/accessibilite-numerique/accessibilite-des-documents-et-des-courriels-0</text:a></text:span></text:p>
            <text:p text:style-name="P8"><text:span text:style-name="T14"><text:a xlink:href="https://www.accede-web.com/wp-content/uploads/accessibility-guidelines-editors-template.pdf">https://www.accede-web.com/wp-content/uploads/accessibility-guidelines-editors-template.pdf</text:a></text:span></text:p>
            <text:p text:style-name="P8"><text:span text:style-name="T14"><text:a xlink:href="https://fr.wikipedia.org/wiki/Objectifs_et_indicateurs_SMART">https://fr.wikipedia.org/wiki/Objectifs_et_indicateurs_SMART</text:a></text:span></text:p>
            <text:p text:style-name="P8"><text:span text:style-name="T14"><text:a xlink:href="https://fr.wikipedia.org/wiki/Burndown_chart">https://fr.wikipedia.org/wiki/Burndown_chart</text:a></text:span></text:p>
            <text:p text:style-name="P8"><text:span text:style-name="T14"><text:a xlink:href="https://fr.wikipedia.org/wiki/Diagramme_de_Gantt">https://fr.wikipedia.org/wiki/Diagramme_de_Gantt</text:a></text:span></text:p>
            <text:p text:style-name="P8"><text:span text:style-name="T14"><text:a xlink:href="https://fr.wikipedia.org/wiki/Merise_(informatique">https://fr.wikipedia.org/wiki/Merise_(informatique</text:a></text:span><text:span text:style-name="T14">)</text:span></text:p>
            <text:p text:style-name="P8"><text:span text:style-name="T14">https://en.wikipedia.org/wiki/OpenAPI_Specification</text:span></text:p>
          </draw:text-box>
        </draw:frame>
        <draw:frame draw:style-name="gr6" draw:layer="layout" svg:width="6.2cm" svg:height="0.963cm" svg:x="1cm" svg:y="1.8cm">
          <draw:text-box>
            <text:p>Liens :</text:p>
          </draw:text-box>
        </draw:frame>
        <draw:frame draw:style-name="gr6" draw:layer="layout" svg:width="6.2cm" svg:height="0.963cm" svg:x="1cm" svg:y="6.708cm">
          <draw:text-box>
            <text:p>Glossaire :</text:p>
          </draw:text-box>
        </draw:frame>
        <draw:frame draw:style-name="gr7" draw:text-style-name="P10" draw:layer="layout" svg:width="32.164cm" svg:height="10.498cm" svg:x="1cm" svg:y="7.702cm">
          <draw:text-box>
            <text:p text:style-name="P8"><text:span text:style-name="T15">● </text:span><text:span text:style-name="T16">RICE : </text:span><text:span text:style-name="T17">Acronyme qui désigne une méthode de priorisation des tâches en agilité. L’ordre de priorité est inversement proportionnel au score obtenu avec cette méthode (prio 1</text:span><text:span text:style-name="T18">correspond au score RICE le plus élevé). La calcul du score prend en compte les 4 éléments de priorisation qui sont : la portée (“Reach”), l’impact (“Impact”), la confiance (“Confident”) et l’effort (“Effort”).</text:span></text:p>
            <text:p text:style-name="P8"><text:span text:style-name="T15">● </text:span><text:span text:style-name="T16">SMART : </text:span><text:span text:style-name="T17">L’acronyme SMART peut correspondre à des termes différents selon les caractéristiques de l’objectif que l’on souhaite définir. Nous proposons ici : Spécifique, Mesurable, Acceptable (et Ambitieux), Réaliste, Temporellement défini</text:span></text:p>
            <text:p text:style-name="P8"><text:span text:style-name="T15">● </text:span><text:span text:style-name="T16">Feuille de route : </text:span><text:span text:style-name="T17">c’est une technique de planification stratégique qui place les objectifs d'un projet et les principaux livrables (tâches, jalons) sur une chronologie, tous regroupés dans </text:span><text:span text:style-name="T18">une seule représentation visuelle ou graphique</text:span></text:p>
            <text:p text:style-name="P8"><text:span text:style-name="T15">● </text:span><text:span text:style-name="T16">Scrum burndown chart : </text:span><text:span text:style-name="T17">Un burndown chart ou BDC (en français, graphique d'avancement) est une représentation graphique de l'évolution de quantité de travail restante par rapport au temps sur une période de temps donnée</text:span></text:p>
            <text:p text:style-name="P8"><text:span text:style-name="T15">● </text:span><text:span text:style-name="T16">diagram de Gantt : </text:span><text:span text:style-name="T17">Le diagramme de Gantt est un outil utilisé en ordonnancement et en gestion de projet et permettant de visualiser dans le temps les diverses tâches composant un projet.</text:span></text:p>
            <text:p text:style-name="P8"><text:span text:style-name="T15">● </text:span><text:span text:style-name="T16">Versionner : </text:span><text:span text:style-name="T17">Garder la trace d’un ou plusieurs fichiers et de l’historique de leurs modifications grâce à un système de gestion de versions.</text:span></text:p>
            <text:p text:style-name="P8"><text:span text:style-name="T15">● </text:span><text:span text:style-name="T16">Dépôt Git : </text:span><text:span text:style-name="T17">Un dépôt Git est un entrepôt virtuel du projet. Il permet d'enregistrer les versions de code et d'y accéder au besoin.</text:span></text:p>
            <text:p text:style-name="P8"><text:span text:style-name="T15">● </text:span><text:span text:style-name="T16">SQL : </text:span><text:span text:style-name="T17">(sigle de “Structured Query Language”, en français : langage de requête structurée) Il s’agit d’un langage de programmation permettant d’écrire des instructions reconnues par la </text:span><text:span text:style-name="T18">grande majorité des systèmes de gestion de bases de données relationnelles (abrégé SGBDR) du marché. Ces instructions couvrent 4 domaines :</text:span></text:p>
            <text:p text:style-name="P8"><text:span text:style-name="T15">○ </text:span><text:span text:style-name="T17">Langage de définition de données,</text:span></text:p>
            <text:p text:style-name="P8"><text:span text:style-name="T15">○ </text:span><text:span text:style-name="T17">Langage de manipulation de données,</text:span></text:p>
            <text:p text:style-name="P8"><text:span text:style-name="T15">○ </text:span><text:span text:style-name="T17">Langage de contrôle de données,</text:span></text:p>
            <text:p text:style-name="P8"><text:span text:style-name="T15">○ </text:span><text:span text:style-name="T17">Langage de contrôle des transactions.</text:span></text:p>
            <text:p text:style-name="P8"><text:span text:style-name="T15">● </text:span><text:span text:style-name="T16">Méthode MERISE : </text:span><text:span text:style-name="T17">Merise est une méthode d'analyse, de conception et de gestion de projet informatique.</text:span></text:p>
            <text:p text:style-name="P8"><text:span text:style-name="T18"/></text:p>
          </draw:text-box>
        </draw:frame>
        <presentation:notes draw:style-name="dp2">
          <draw:page-thumbnail draw:style-name="gr2" draw:layer="layout" svg:width="19.798cm" svg:height="11.136cm" svg:x="0.6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tandard_20_2">
        <draw:frame draw:style-name="gr8" draw:text-style-name="P10" draw:layer="layout" svg:width="32.164cm" svg:height="16.865cm" svg:x="1.236cm" svg:y="1.4cm">
          <draw:text-box>
            <text:p text:style-name="P8"><text:span text:style-name="T15">● </text:span><text:span text:style-name="T16">endpoints : </text:span><text:span text:style-name="T17">Les endpoints sont les points de communication avec une API, ouvert publiquement ou nécessitant une authentification.</text:span></text:p>
            <text:p text:style-name="P8"><text:span text:style-name="T15">● </text:span><text:span text:style-name="T16">open API : </text:span><text:span text:style-name="T17">C’est une spécification pour une norme pour la définition d'interface programmable (ou API) lisible par machine pour décrire, produire, consommer et explorer des services Web RESTful (API REST).</text:span></text:p>
            <text:p text:style-name="P8"><text:span text:style-name="T15">● </text:span><text:span text:style-name="T16">Entrepôt de données : </text:span><text:span text:style-name="T17">base de données permettant l’analyse et la prise de décisions, alimentée à partir des données opérationnelles de l’organisation.</text:span></text:p>
            <text:p text:style-name="P8"><text:span text:style-name="T15">● </text:span><text:span text:style-name="T16">Encodage : </text:span><text:span text:style-name="T17">C’est l’action de transformation d’une donnée pour lui appliquer une nature ou une forme souhaitée.</text:span></text:p>
            <text:p text:style-name="P8"><text:span text:style-name="T15">● </text:span><text:span text:style-name="T16">Embedding : </text:span><text:span text:style-name="T17">Dans un contexte de base de données NoSQL, l’embedding consiste à stocker les données liée à une autre dans la même entité (document, collection…). Dans un contexte </text:span><text:span text:style-name="T18">SQL, cela aurait donné lieu à une joint 1-n, par exemple.</text:span></text:p>
            <text:p text:style-name="P8"><text:span text:style-name="T15">● </text:span><text:span text:style-name="T16">Referencing : </text:span><text:span text:style-name="T17">De la même manière que l’embedding, le referencing est une technique pour lier des données entre elles en environnement NoSQL. Cette technique se rapproche de </text:span><text:span text:style-name="T18">systèmes des jointures en SQL mais reste tout de même différente, notamment dans l’exploitation du lien réalisé entre les données.</text:span></text:p>
            <text:p text:style-name="P8"><text:span text:style-name="T15">● </text:span><text:span text:style-name="T16">Approche orientée requêtes : </text:span><text:span text:style-name="T17">C’est une méthode de modélisation des données, principalement utilisée dans un contexte NoSQL et / ou de Data Warehouse.</text:span></text:p>
            <text:p text:style-name="P8"><text:span text:style-name="T15">● </text:span><text:span text:style-name="T16">NoSQL : </text:span><text:span text:style-name="T17">“Famille” de base de données non structurées, notamment performantes dans la gestion de gros volumes de données non structurées.</text:span></text:p>
            <text:p text:style-name="P8"><text:span text:style-name="T15">● </text:span><text:span text:style-name="T16">MDM : </text:span><text:span text:style-name="T17">Master Data Management (en français : gestion des données de référence) : ensemble des méthodes, outils, concepts et processus permettant de s’assurer que les données de </text:span><text:span text:style-name="T18">référence soient identifiées et exploitables.</text:span></text:p>
            <text:p text:style-name="P8"><text:span text:style-name="T15">● </text:span><text:span text:style-name="T16">RGPD : </text:span><text:span text:style-name="T17">Règlement Général sur la Protection des Données. Le RGPD encadre le traitement des données personnelles sur le territoire de l’Union européenne.</text:span></text:p>
            <text:p text:style-name="P8"><text:span text:style-name="T15">● </text:span><text:span text:style-name="T16">Fait : </text:span><text:span text:style-name="T17">élément issus de données opérationnelles stocké dans une table d’un entrepôt de données. On parle aussi de métrique, pour signifier l’élément de mesure de l’activité étudiée.</text:span></text:p>
            <text:p text:style-name="P8"><text:span text:style-name="T15">● </text:span><text:span text:style-name="T16">Dimension : </text:span><text:span text:style-name="T17">axe d’analyse stocké dans une table d’un entrepôt de données</text:span></text:p>
            <text:p text:style-name="P8"><text:span text:style-name="T15">● </text:span><text:span text:style-name="T16">datamart : </text:span><text:span text:style-name="T17">sous-ensemble d’un entrepôt de données destiné à répondre à un besoin spécifique</text:span></text:p>
            <text:p text:style-name="P8"><text:span text:style-name="T15">● </text:span><text:span text:style-name="T16">top-down : </text:span><text:span text:style-name="T17">approche de conception et modélisation de l’entrepôt de données dans laquelle chaque datamart doit respecter un modèle normalisé pour l’ensemble de l’entrepôt de</text:span></text:p>
            <text:p text:style-name="P8"><text:span text:style-name="T17">données</text:span></text:p>
            <text:p text:style-name="P8"><text:span text:style-name="T15">● </text:span><text:span text:style-name="T16">bottom-up </text:span><text:span text:style-name="T17">(approche de création et modélisation de l’entrepôt de données) : approche de conception et modélisation de l’entrepôt de données dans laquelle chaque l’entrepôt n’est</text:span></text:p>
            <text:p text:style-name="P8"><text:span text:style-name="T17">que la combinaison de datamarts indépendants.</text:span></text:p>
            <text:p text:style-name="P8"><text:span text:style-name="T15">● </text:span><text:span text:style-name="T16">ETL </text:span><text:span text:style-name="T17">(Extract Transform Load) : logiciel permettant de collecter des données en provenance de sources multiples et de les transformer afin de les intégrer à un système de stockage</text:span></text:p>
            <text:p text:style-name="P8"><text:span text:style-name="T15">● </text:span><text:span text:style-name="T16">procédure de backup : </text:span><text:span text:style-name="T17">sauvegarde des données, généralement sur un système externe, en cas de défaillance matérielle</text:span></text:p>
            <text:p text:style-name="P8"><text:span text:style-name="T15">● </text:span><text:span text:style-name="T16">SLA : </text:span><text:span text:style-name="T17">le “service-level agreement” (SLA) ou “accord de niveau de service“ est un document qui définit la qualité de service, prestation prescrite entre un fournisseur de service et un</text:span></text:p>
            <text:p text:style-name="P8"><text:span text:style-name="T17">client.</text:span></text:p>
            <text:p text:style-name="P8"><text:span text:style-name="T15">● </text:span><text:span text:style-name="T16">les variations de dimension de type 1, 2 ou 3 de Ralph Kimball </text:span><text:span text:style-name="T17">: approches de gestion du changement des dimensions des données via l’écrasement des valeurs (type 1), l’ajout de</text:span></text:p>
            <text:p text:style-name="P8"><text:span text:style-name="T17">lignes (type 2) ou l’ajout de colonnes (type 3).</text:span></text:p>
            <text:p text:style-name="P8"><text:span text:style-name="T15">● </text:span><text:span text:style-name="T16">data lake : </text:span><text:span text:style-name="T17">espace de stockage global des données relationnelles et non relationnelles d’une organisation permettant leur traitement en fonction de besoins non nécessairement</text:span></text:p>
            <text:p text:style-name="P8"><text:span text:style-name="T17">connus au moment de l’insertion</text:span></text:p>
            <text:p text:style-name="P8"><text:span text:style-name="T15">● </text:span><text:span text:style-name="T16">batch : </text:span><text:span text:style-name="T17">méthode de traitement reposant sur des la mise en lots. Cela permet principalement de réduire le nombre de traitements informatiques nécessaires à la réalisation d’une tâche</text:span></text:p>
            <text:p text:style-name="P8"><text:span text:style-name="T17">de même nature. Il s’agira par exemple de regrouper plusieurs traitements d’import de données de petit volume en un seul traitement de volume supérieur.</text:span></text:p>
            <text:p text:style-name="P8"><text:span text:style-name="T15">● </text:span><text:span text:style-name="T16">catalogue (de données) : </text:span><text:span text:style-name="T17">inventaire organisé des données de l’organisation</text:span></text:p>
            <text:p text:style-name="P8"><text:span text:style-name="T15">● </text:span><text:span text:style-name="T16">VM (Machine Virtuelle) : </text:span><text:span text:style-name="T17">environnement qui reproduit un système informatique complet (processeur, mémoire, réseau, stockage) sur une machine qui l’héberge.</text:span></text:p>
            <text:p text:style-name="P8"><text:span text:style-name="T15">● </text:span><text:span text:style-name="T16">conteneur : </text:span><text:span text:style-name="T17">environnement qui isole les processus d’une application des autres processus d’un système d’exploitation.</text:span></text:p>
          </draw:text-box>
        </draw:frame>
        <presentation:notes draw:style-name="dp2">
          <draw:page-thumbnail draw:style-name="gr2" draw:layer="layout" svg:width="19.798cm" svg:height="11.136cm" svg:x="0.6cm" svg:y="2.257cm" draw:page-number="2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Microsoft YaHei'" style:font-family-generic-asian="system" style:font-pitch-asian="variable" style:font-size-asian="28pt" style:language-asian="fr" style:country-asian="FR" style:font-style-asian="normal" style:font-weight-asian="normal"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Microsoft YaHei'" style:font-family-generic-asian="system" style:font-pitch-asian="variable" style:font-size-asian="28pt" style:language-asian="fr" style:country-asian="FR" style:font-style-asian="normal" style:font-weight-asian="normal"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Microsoft YaHei'" style:font-family-generic-asian="system" style:font-pitch-asian="variable" style:font-size-asian="28pt" style:language-asian="fr" style:country-asian="FR" style:font-style-asian="normal" style:font-weight-asian="normal"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Standard_20_2-backgroundobjects">
      <style:graphic-properties draw:stroke="none" draw:fill="none" draw:fill-color="#ffffff" draw:auto-grow-height="false" fo:min-height="1.485cm"/>
    </style:style>
    <style:style style:name="Mpr12"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0"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name="Titre 1" presentation:style-name="Mpr1" draw:text-style-name="MP4" draw:layer="backgroundobjects" svg:width="25.399cm" svg:height="6.631cm" svg:x="4.233cm" svg:y="3.118cm" presentation:class="title" presentation:user-transformed="true">
        <draw:text-box>
          <text:p text:style-name="MP3"><text:span text:style-name="MT2">Cliquez pour éditer le format du texte-titreModifiez le style du titre</text:span></text:p>
        </draw:text-box>
      </draw:frame>
      <draw:frame draw:name="Espace réservé de la date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5-03-26">26/03/2025</text:date></text:span></text:p>
        </draw:text-box>
      </draw:frame>
      <draw:frame draw:name="Espace réservé du pied de page 4" presentation:style-name="Mpr2" draw:text-style-name="MP7"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5"><text:span text:style-name="MT3"><text:page-number>&lt;numéro&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draw:name="Titre 1" presentation:style-name="Mpr5" draw:text-style-name="MP4" draw:layer="backgroundobjects" svg:width="29.209cm" svg:height="3.681cm" svg:x="2.328cm" svg:y="1.014cm" presentation:class="title" presentation:user-transformed="true">
        <draw:text-box>
          <text:p text:style-name="MP3"><text:span text:style-name="MT4">Cliquez pour éditer le format du texte-titreModifiez le style du titre</text:span></text:p>
        </draw:text-box>
      </draw:frame>
      <draw:frame draw:name="Espace réservé du contenu 2" presentation:style-name="Mpr6" draw:text-style-name="MP4" draw:layer="backgroundobjects" svg:width="29.209cm" svg:height="12.086cm" svg:x="2.328cm" svg:y="5.071cm" presentation:class="outline" presentation:user-transformed="true">
        <draw:text-box>
          <text:list text:style-name="ML3">
            <text:list-item>
              <text:p><text:span text:style-name="MT5">Cliquez pour éditer le format du plan de texte</text:span></text:p>
              <text:list>
                <text:list-item>
                  <text:p><text:span text:style-name="MT5">Second niveau de plan</text:span></text:p>
                  <text:list>
                    <text:list-item>
                      <text:p><text:span text:style-name="MT5">Troisième niveau de plan</text:span></text:p>
                      <text:list>
                        <text:list-item>
                          <text:p><text:span text:style-name="MT5">Quatrième niveau de plan</text:span></text:p>
                          <text:list>
                            <text:list-item>
                              <text:p><text:span text:style-name="MT5">Cinquième niveau de plan</text:span></text:p>
                              <text:list>
                                <text:list-item>
                                  <text:p><text:span text:style-name="MT5">Sixième niveau de plan</text:span></text:p>
                                  <text:list>
                                    <text:list-item>
                                      <text:p><text:span text:style-name="MT5">Septième niveau de plan</text:span></text:p>
                                      <text:list>
                                        <text:list-item>
                                          <text:p><text:span text:style-name="MT5">Huitième niveau de plan</text:span></text:p>
                                        </text:list-item>
                                      </text:list>
                                    </text:list-item>
                                  </text:list>
                                </text:list-item>
                              </text:list>
                            </text:list-item>
                          </text:list>
                        </text:list-item>
                      </text:list>
                    </text:list-item>
                  </text:list>
                </text:list-item>
              </text:list>
            </text:list-item>
          </text:list>
          <text:list text:style-name="ML4">
            <text:list-item>
              <text:p text:style-name="MP9"><text:span text:style-name="MT5">Neuvième niveau de planCliquez pour modifier les styles du texte du masque</text:span></text:p>
            </text:list-item>
          </text:list>
          <text:list text:style-name="ML5">
            <text:list-item>
              <text:list>
                <text:list-item>
                  <text:p text:style-name="MP10"><text:span text:style-name="MT6">Deuxième niveau</text:span></text:p>
                </text:list-item>
              </text:list>
            </text:list-item>
          </text:list>
          <text:list text:style-name="ML6">
            <text:list-item>
              <text:list>
                <text:list-item>
                  <text:list>
                    <text:list-item>
                      <text:p text:style-name="MP10"><text:span text:style-name="MT7">Troisième niveau</text:span></text:p>
                    </text:list-item>
                  </text:list>
                </text:list-item>
              </text:list>
            </text:list-item>
          </text:list>
          <text:list text:style-name="ML7">
            <text:list-item>
              <text:list>
                <text:list-item>
                  <text:list>
                    <text:list-item>
                      <text:list>
                        <text:list-item>
                          <text:p text:style-name="MP10"><text:span text:style-name="MT3">Quatrième niveau</text:span></text:p>
                        </text:list-item>
                      </text:list>
                    </text:list-item>
                  </text:list>
                </text:list-item>
              </text:list>
            </text:list-item>
          </text:list>
          <text:list text:style-name="ML8">
            <text:list-item>
              <text:list>
                <text:list-item>
                  <text:list>
                    <text:list-item>
                      <text:list>
                        <text:list-item>
                          <text:list>
                            <text:list-item>
                              <text:p text:style-name="MP10"><text:span text:style-name="MT3">Cinquième niveau</text:span></text:p>
                            </text:list-item>
                          </text:list>
                        </text:list-item>
                      </text:list>
                    </text:list-item>
                  </text:list>
                </text:list-item>
              </text:list>
            </text:list-item>
          </text:list>
        </draw:text-box>
      </draw:frame>
      <draw:frame draw:name="Espace réservé de la date 3" presentation:style-name="Mpr7" draw:text-style-name="MP6" draw:layer="backgroundobjects" svg:width="7.619cm" svg:height="1.013cm" svg:x="2.328cm" svg:y="17.657cm" presentation:class="date-time" presentation:user-transformed="true">
        <draw:text-box>
          <text:p text:style-name="MP5"><text:span text:style-name="MT3"><text:date style:data-style-name="D1" text:date-value="2025-03-26">26/03/2025</text:date></text:span></text:p>
        </draw:text-box>
      </draw:frame>
      <draw:frame draw:name="Espace réservé du pied de page 4" presentation:style-name="Mpr7" draw:text-style-name="MP7"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5"><text:span text:style-name="MT3"><text:page-number>&lt;numéro&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frame draw:name="Espace réservé de la date 1" presentation:style-name="Mpr10" draw:text-style-name="MP6" draw:layer="backgroundobjects" svg:width="7.619cm" svg:height="1.013cm" svg:x="2.328cm" svg:y="17.657cm" presentation:class="date-time" presentation:user-transformed="true">
        <draw:text-box>
          <text:p text:style-name="MP5"><text:span text:style-name="MT3"><text:date style:data-style-name="D1" text:date-value="2025-03-26">26/03/2025</text:date></text:span></text:p>
        </draw:text-box>
      </draw:frame>
      <draw:frame draw:name="Espace réservé du pied de page 2" presentation:style-name="Mpr10" draw:text-style-name="MP7" draw:layer="backgroundobjects" svg:width="11.429cm" svg:height="1.013cm" svg:x="11.218cm" svg:y="17.657cm" presentation:class="footer" presentation:user-transformed="true">
        <draw:text-box>
          <text:p/>
        </draw:text-box>
      </draw:frame>
      <draw:frame draw:name="Espace réservé du numéro de diapositive 3" presentation:style-name="Mpr10" draw:text-style-name="MP8" draw:layer="backgroundobjects" svg:width="7.619cm" svg:height="1.013cm" svg:x="23.918cm" svg:y="17.657cm" presentation:class="page-number" presentation:user-transformed="true">
        <draw:text-box>
          <text:p text:style-name="MP5"><text:span text:style-name="MT3"><text:page-number>&lt;numéro&gt;</text:page-number></text:span></text:p>
        </draw:text-box>
      </draw:frame>
      <draw:frame presentation:style-name="Standard_20_2-title" draw:layer="backgroundobjects" svg:width="30.479cm" svg:height="3.18cm" svg:x="1.693cm" svg:y="0.76cm" presentation:class="title" presentation:placeholder="true">
        <draw:text-box/>
      </draw:frame>
      <draw:frame presentation:style-name="Standard_20_2-outline1" draw:layer="backgroundobjects" svg:width="30.479cm" svg:height="12.572cm" svg:x="1.693cm" svg:y="4.457cm" presentation:class="outline" presentation:placeholder="true">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5-03-26T16:11:59.97</dc:date>
    <dc:creator>Stéphanie Parcollet</dc:creator>
    <meta:generator>OpenOffice/4.1.15$Win32 OpenOffice.org_project/4115m2$Build-9813</meta:generator>
    <meta:editing-duration>PT7H4M49S</meta:editing-duration>
    <meta:editing-cycles>2</meta:editing-cycles>
    <meta:document-statistic meta:object-count="135"/>
  </office:meta>
</office:document-meta>
</file>